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Predefinito">
        <draw:frame draw:style-name="gr1" draw:layer="layout" svg:width="25.641cm" svg:height="13.125cm" svg:x="2.089cm" svg:y="3.93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Predefinito">
        <draw:frame draw:style-name="gr1" draw:layer="layout" svg:width="25.641cm" svg:height="13.125cm" svg:x="2.089cm" svg:y="3.936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3" draw:style-name="dp1" draw:master-page-name="Predefinito">
        <draw:frame draw:style-name="gr1" draw:layer="layout" svg:width="25.641cm" svg:height="13.125cm" svg:x="2.089cm" svg:y="3.936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  <draw:page draw:name="page4" draw:style-name="dp1" draw:master-page-name="Predefinito">
        <draw:frame draw:style-name="gr1" draw:layer="layout" svg:width="25.641cm" svg:height="13.125cm" svg:x="2.089cm" svg:y="3.936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page5" draw:style-name="dp1" draw:master-page-name="Predefinito">
        <draw:frame draw:style-name="gr1" draw:layer="layout" svg:width="25.641cm" svg:height="13.125cm" svg:x="2.089cm" svg:y="3.936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  <draw:page draw:name="page6" draw:style-name="dp1" draw:master-page-name="Predefinito">
        <draw:frame draw:style-name="gr1" draw:layer="layout" svg:width="25.641cm" svg:height="13.125cm" svg:x="2.089cm" svg:y="3.936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  <draw:page draw:name="page7" draw:style-name="dp1" draw:master-page-name="Predefinito">
        <draw:frame draw:style-name="gr1" draw:layer="layout" svg:width="25.641cm" svg:height="13.124cm" svg:x="2.089cm" svg:y="3.937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  <draw:page draw:name="page8" draw:style-name="dp1" draw:master-page-name="Predefinito">
        <draw:frame draw:style-name="gr1" draw:layer="layout" svg:width="25.641cm" svg:height="13.123cm" svg:x="2.089cm" svg:y="3.937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  <draw:page draw:name="page9" draw:style-name="dp1" draw:master-page-name="Predefinito">
        <draw:frame draw:style-name="gr1" draw:layer="layout" svg:width="25.641cm" svg:height="13.124cm" svg:x="2.089cm" svg:y="3.937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  <draw:page draw:name="page10" draw:style-name="dp1" draw:master-page-name="Predefinito">
        <draw:frame draw:style-name="gr1" draw:layer="layout" svg:width="25.641cm" svg:height="13.125cm" svg:x="2.089cm" svg:y="3.936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ian Ferrari</meta:initial-creator>
    <meta:creation-date>2012-01-29T21:17:07.97</meta:creation-date>
    <dc:date>2012-01-29T21:26:06.17</dc:date>
    <dc:creator>Christian Ferrari</dc:creator>
    <meta:editing-duration>PT00H08M58S</meta:editing-duration>
    <meta:editing-cycles>1</meta:editing-cycles>
    <meta:document-statistic meta:object-count="10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3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3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3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3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3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3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3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6cm" xlink:href="." chart:class="chart:line" chart:style-name="ch1">
        <chart:title svg:x="9.289cm" svg:y="0.262cm" chart:style-name="ch2">
          <text:p>tx_open() average elapsed time</text:p>
        </chart:title>
        <chart:subtitle svg:x="9.54cm" svg:y="1.107cm" chart:style-name="ch3">
          <text:p>[no open/close for every transaction]</text:p>
        </chart:subtitle>
        <chart:legend chart:legend-position="end" svg:x="21.046cm" svg:y="4.718cm" chart:style-name="ch4"/>
        <chart:plot-area chart:style-name="ch5" chart:data-source-has-labels="both" svg:x="0.82cm" svg:y="1.713cm" svg:width="19.334cm" svg:height="11.248cm">
          <chart:axis chart:dimension="x" chart:name="primary-x" chart:style-name="ch6">
            <chart:title svg:x="9.142cm" svg:y="12.405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96cm" svg:y="8.423cm" chart:style-name="ch9">
              <text:p>Elapsed time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8.537">
                <text:p>8.537</text:p>
              </table:table-cell>
              <table:table-cell office:value-type="float" office:value="8.035">
                <text:p>8.035</text:p>
              </table:table-cell>
              <table:table-cell office:value-type="float" office:value="7.705">
                <text:p>7.705</text:p>
              </table:table-cell>
              <table:table-cell office:value-type="float" office:value="6.376">
                <text:p>6.376</text:p>
              </table:table-cell>
              <table:table-cell office:value-type="float" office:value="8.261">
                <text:p>8.261</text:p>
              </table:table-cell>
              <table:table-cell office:value-type="float" office:value="8.045">
                <text:p>8.045</text:p>
              </table:table-cell>
              <table:table-cell office:value-type="float" office:value="8.66">
                <text:p>8.66</text:p>
              </table:table-cell>
              <table:table-cell office:value-type="float" office:value="9.163">
                <text:p>9.163</text:p>
              </table:table-cell>
              <table:table-cell office:value-type="float" office:value="7.969">
                <text:p>7.9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602">
                <text:p>23.602</text:p>
              </table:table-cell>
              <table:table-cell office:value-type="float" office:value="15.803">
                <text:p>15.803</text:p>
              </table:table-cell>
              <table:table-cell office:value-type="float" office:value="14.843">
                <text:p>14.843</text:p>
              </table:table-cell>
              <table:table-cell office:value-type="float" office:value="16.261">
                <text:p>16.261</text:p>
              </table:table-cell>
              <table:table-cell office:value-type="float" office:value="15.552">
                <text:p>15.552</text:p>
              </table:table-cell>
              <table:table-cell office:value-type="float" office:value="15.737">
                <text:p>15.737</text:p>
              </table:table-cell>
              <table:table-cell office:value-type="float" office:value="16.921">
                <text:p>16.921</text:p>
              </table:table-cell>
              <table:table-cell office:value-type="float" office:value="16.258">
                <text:p>16.258</text:p>
              </table:table-cell>
              <table:table-cell office:value-type="float" office:value="18.559">
                <text:p>18.5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765">
                <text:p>35.765</text:p>
              </table:table-cell>
              <table:table-cell office:value-type="float" office:value="24.358">
                <text:p>24.358</text:p>
              </table:table-cell>
              <table:table-cell office:value-type="float" office:value="23.579">
                <text:p>23.579</text:p>
              </table:table-cell>
              <table:table-cell office:value-type="float" office:value="28.655">
                <text:p>28.655</text:p>
              </table:table-cell>
              <table:table-cell office:value-type="float" office:value="23.833">
                <text:p>23.833</text:p>
              </table:table-cell>
              <table:table-cell office:value-type="float" office:value="20.591">
                <text:p>20.591</text:p>
              </table:table-cell>
              <table:table-cell office:value-type="float" office:value="27.83">
                <text:p>27.83</text:p>
              </table:table-cell>
              <table:table-cell office:value-type="float" office:value="23.962">
                <text:p>23.962</text:p>
              </table:table-cell>
              <table:table-cell office:value-type="float" office:value="21.945">
                <text:p>21.9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597">
                <text:p>48.597</text:p>
              </table:table-cell>
              <table:table-cell office:value-type="float" office:value="31.894">
                <text:p>31.894</text:p>
              </table:table-cell>
              <table:table-cell office:value-type="float" office:value="30.174">
                <text:p>30.174</text:p>
              </table:table-cell>
              <table:table-cell office:value-type="float" office:value="41.93">
                <text:p>41.93</text:p>
              </table:table-cell>
              <table:table-cell office:value-type="float" office:value="30.236">
                <text:p>30.236</text:p>
              </table:table-cell>
              <table:table-cell office:value-type="float" office:value="30.002">
                <text:p>30.002</text:p>
              </table:table-cell>
              <table:table-cell office:value-type="float" office:value="37.635">
                <text:p>37.635</text:p>
              </table:table-cell>
              <table:table-cell office:value-type="float" office:value="30.559">
                <text:p>30.559</text:p>
              </table:table-cell>
              <table:table-cell office:value-type="float" office:value="29.358">
                <text:p>29.3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.24">
                <text:p>67.24</text:p>
              </table:table-cell>
              <table:table-cell office:value-type="float" office:value="41.448">
                <text:p>41.448</text:p>
              </table:table-cell>
              <table:table-cell office:value-type="float" office:value="40.472">
                <text:p>40.472</text:p>
              </table:table-cell>
              <table:table-cell office:value-type="float" office:value="50.3">
                <text:p>50.3</text:p>
              </table:table-cell>
              <table:table-cell office:value-type="float" office:value="39.008">
                <text:p>39.008</text:p>
              </table:table-cell>
              <table:table-cell office:value-type="float" office:value="36.546">
                <text:p>36.546</text:p>
              </table:table-cell>
              <table:table-cell office:value-type="float" office:value="54.444">
                <text:p>54.444</text:p>
              </table:table-cell>
              <table:table-cell office:value-type="float" office:value="36.356">
                <text:p>36.356</text:p>
              </table:table-cell>
              <table:table-cell office:value-type="float" office:value="37.279">
                <text:p>37.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.141">
                <text:p>91.141</text:p>
              </table:table-cell>
              <table:table-cell office:value-type="float" office:value="54.542">
                <text:p>54.542</text:p>
              </table:table-cell>
              <table:table-cell office:value-type="float" office:value="49.512">
                <text:p>49.512</text:p>
              </table:table-cell>
              <table:table-cell office:value-type="float" office:value="82.169">
                <text:p>82.169</text:p>
              </table:table-cell>
              <table:table-cell office:value-type="float" office:value="50.299">
                <text:p>50.299</text:p>
              </table:table-cell>
              <table:table-cell office:value-type="float" office:value="51.634">
                <text:p>51.634</text:p>
              </table:table-cell>
              <table:table-cell office:value-type="float" office:value="81.905">
                <text:p>81.905</text:p>
              </table:table-cell>
              <table:table-cell office:value-type="float" office:value="47.753">
                <text:p>47.753</text:p>
              </table:table-cell>
              <table:table-cell office:value-type="float" office:value="45.799">
                <text:p>45.7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.666">
                <text:p>137.666</text:p>
              </table:table-cell>
              <table:table-cell office:value-type="float" office:value="63.928">
                <text:p>63.928</text:p>
              </table:table-cell>
              <table:table-cell office:value-type="float" office:value="60.718">
                <text:p>60.718</text:p>
              </table:table-cell>
              <table:table-cell office:value-type="float" office:value="115.243">
                <text:p>115.243</text:p>
              </table:table-cell>
              <table:table-cell office:value-type="float" office:value="61.104">
                <text:p>61.104</text:p>
              </table:table-cell>
              <table:table-cell office:value-type="float" office:value="50.78">
                <text:p>50.78</text:p>
              </table:table-cell>
              <table:table-cell office:value-type="float" office:value="131.058">
                <text:p>131.058</text:p>
              </table:table-cell>
              <table:table-cell office:value-type="float" office:value="69.075">
                <text:p>69.075</text:p>
              </table:table-cell>
              <table:table-cell office:value-type="float" office:value="64.698">
                <text:p>64.6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5.663">
                <text:p>165.663</text:p>
              </table:table-cell>
              <table:table-cell office:value-type="float" office:value="83.141">
                <text:p>83.141</text:p>
              </table:table-cell>
              <table:table-cell office:value-type="float" office:value="72.763">
                <text:p>72.763</text:p>
              </table:table-cell>
              <table:table-cell office:value-type="float" office:value="206.913">
                <text:p>206.913</text:p>
              </table:table-cell>
              <table:table-cell office:value-type="float" office:value="64.787">
                <text:p>64.787</text:p>
              </table:table-cell>
              <table:table-cell office:value-type="float" office:value="68.937">
                <text:p>68.937</text:p>
              </table:table-cell>
              <table:table-cell office:value-type="float" office:value="144.553">
                <text:p>144.553</text:p>
              </table:table-cell>
              <table:table-cell office:value-type="float" office:value="80.103">
                <text:p>80.103</text:p>
              </table:table-cell>
              <table:table-cell office:value-type="float" office:value="67.69">
                <text:p>67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5.81">
                <text:p>215.81</text:p>
              </table:table-cell>
              <table:table-cell office:value-type="float" office:value="115.541">
                <text:p>115.541</text:p>
              </table:table-cell>
              <table:table-cell office:value-type="float" office:value="92.903">
                <text:p>92.903</text:p>
              </table:table-cell>
              <table:table-cell office:value-type="float" office:value="182.002">
                <text:p>182.002</text:p>
              </table:table-cell>
              <table:table-cell office:value-type="float" office:value="84.123">
                <text:p>84.123</text:p>
              </table:table-cell>
              <table:table-cell office:value-type="float" office:value="98.094">
                <text:p>98.094</text:p>
              </table:table-cell>
              <table:table-cell office:value-type="float" office:value="109.729">
                <text:p>109.729</text:p>
              </table:table-cell>
              <table:table-cell office:value-type="float" office:value="104.04">
                <text:p>104.04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.74">
                <text:p>275.74</text:p>
              </table:table-cell>
              <table:table-cell office:value-type="float" office:value="139.436">
                <text:p>139.436</text:p>
              </table:table-cell>
              <table:table-cell office:value-type="float" office:value="122.694">
                <text:p>122.694</text:p>
              </table:table-cell>
              <table:table-cell office:value-type="float" office:value="257.425">
                <text:p>257.425</text:p>
              </table:table-cell>
              <table:table-cell office:value-type="float" office:value="150.114">
                <text:p>150.114</text:p>
              </table:table-cell>
              <table:table-cell office:value-type="float" office:value="126.463">
                <text:p>126.463</text:p>
              </table:table-cell>
              <table:table-cell office:value-type="float" office:value="287.936">
                <text:p>287.936</text:p>
              </table:table-cell>
              <table:table-cell office:value-type="float" office:value="169.352">
                <text:p>169.352</text:p>
              </table:table-cell>
              <table:table-cell office:value-type="float" office:value="165.869">
                <text:p>165.8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3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3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3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3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3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3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3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6cm" xlink:href="." chart:class="chart:line" chart:style-name="ch1">
        <chart:title svg:x="9.619cm" svg:y="0.262cm" chart:style-name="ch2">
          <text:p>overall average elapsed time</text:p>
        </chart:title>
        <chart:subtitle svg:x="9.818cm" svg:y="1.107cm" chart:style-name="ch3">
          <text:p>[open/close for every transaction]</text:p>
        </chart:subtitle>
        <chart:legend chart:legend-position="end" svg:x="21.046cm" svg:y="4.718cm" chart:style-name="ch4"/>
        <chart:plot-area chart:style-name="ch5" chart:data-source-has-labels="both" svg:x="0.82cm" svg:y="1.713cm" svg:width="19.334cm" svg:height="11.248cm">
          <chart:axis chart:dimension="x" chart:name="primary-x" chart:style-name="ch6">
            <chart:title svg:x="9.145cm" svg:y="12.405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96cm" svg:y="8.42cm" chart:style-name="ch9">
              <text:p>Elapsed time [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9979">
                <text:p>0.9979</text:p>
              </table:table-cell>
              <table:table-cell office:value-type="float" office:value="0.6132">
                <text:p>0.6132</text:p>
              </table:table-cell>
              <table:table-cell office:value-type="float" office:value="0.5809">
                <text:p>0.5809</text:p>
              </table:table-cell>
              <table:table-cell office:value-type="float" office:value="0.7907">
                <text:p>0.7907</text:p>
              </table:table-cell>
              <table:table-cell office:value-type="float" office:value="0.5774">
                <text:p>0.5774</text:p>
              </table:table-cell>
              <table:table-cell office:value-type="float" office:value="0.5616">
                <text:p>0.5616</text:p>
              </table:table-cell>
              <table:table-cell office:value-type="float" office:value="0.7859">
                <text:p>0.7859</text:p>
              </table:table-cell>
              <table:table-cell office:value-type="float" office:value="0.5988">
                <text:p>0.5988</text:p>
              </table:table-cell>
              <table:table-cell office:value-type="float" office:value="0.5691">
                <text:p>0.5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919">
                <text:p>2.6919</text:p>
              </table:table-cell>
              <table:table-cell office:value-type="float" office:value="0.851">
                <text:p>0.851</text:p>
              </table:table-cell>
              <table:table-cell office:value-type="float" office:value="0.7485">
                <text:p>0.7485</text:p>
              </table:table-cell>
              <table:table-cell office:value-type="float" office:value="1.484">
                <text:p>1.484</text:p>
              </table:table-cell>
              <table:table-cell office:value-type="float" office:value="0.8001">
                <text:p>0.8001</text:p>
              </table:table-cell>
              <table:table-cell office:value-type="float" office:value="0.7468">
                <text:p>0.7468</text:p>
              </table:table-cell>
              <table:table-cell office:value-type="float" office:value="1.393">
                <text:p>1.393</text:p>
              </table:table-cell>
              <table:table-cell office:value-type="float" office:value="0.8109">
                <text:p>0.8109</text:p>
              </table:table-cell>
              <table:table-cell office:value-type="float" office:value="0.7545">
                <text:p>0.7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9403">
                <text:p>5.9403</text:p>
              </table:table-cell>
              <table:table-cell office:value-type="float" office:value="1.5488">
                <text:p>1.5488</text:p>
              </table:table-cell>
              <table:table-cell office:value-type="float" office:value="1.3033">
                <text:p>1.3033</text:p>
              </table:table-cell>
              <table:table-cell office:value-type="float" office:value="3.7732">
                <text:p>3.7732</text:p>
              </table:table-cell>
              <table:table-cell office:value-type="float" office:value="1.412">
                <text:p>1.412</text:p>
              </table:table-cell>
              <table:table-cell office:value-type="float" office:value="1.2294">
                <text:p>1.2294</text:p>
              </table:table-cell>
              <table:table-cell office:value-type="float" office:value="3.3084">
                <text:p>3.3084</text:p>
              </table:table-cell>
              <table:table-cell office:value-type="float" office:value="1.4156">
                <text:p>1.4156</text:p>
              </table:table-cell>
              <table:table-cell office:value-type="float" office:value="1.2397">
                <text:p>1.23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7988">
                <text:p>10.7988</text:p>
              </table:table-cell>
              <table:table-cell office:value-type="float" office:value="3.5275">
                <text:p>3.5275</text:p>
              </table:table-cell>
              <table:table-cell office:value-type="float" office:value="2.6443">
                <text:p>2.6443</text:p>
              </table:table-cell>
              <table:table-cell office:value-type="float" office:value="6.6739">
                <text:p>6.6739</text:p>
              </table:table-cell>
              <table:table-cell office:value-type="float" office:value="2.821">
                <text:p>2.821</text:p>
              </table:table-cell>
              <table:table-cell office:value-type="float" office:value="2.3606">
                <text:p>2.3606</text:p>
              </table:table-cell>
              <table:table-cell office:value-type="float" office:value="6.7811">
                <text:p>6.7811</text:p>
              </table:table-cell>
              <table:table-cell office:value-type="float" office:value="2.865">
                <text:p>2.865</text:p>
              </table:table-cell>
              <table:table-cell office:value-type="float" office:value="2.5143">
                <text:p>2.5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1156">
                <text:p>16.1156</text:p>
              </table:table-cell>
              <table:table-cell office:value-type="float" office:value="6.8499">
                <text:p>6.8499</text:p>
              </table:table-cell>
              <table:table-cell office:value-type="float" office:value="5.4175">
                <text:p>5.4175</text:p>
              </table:table-cell>
              <table:table-cell office:value-type="float" office:value="10.174">
                <text:p>10.174</text:p>
              </table:table-cell>
              <table:table-cell office:value-type="float" office:value="5.1581">
                <text:p>5.1581</text:p>
              </table:table-cell>
              <table:table-cell office:value-type="float" office:value="4.712">
                <text:p>4.712</text:p>
              </table:table-cell>
              <table:table-cell office:value-type="float" office:value="10.3051">
                <text:p>10.3051</text:p>
              </table:table-cell>
              <table:table-cell office:value-type="float" office:value="5.2349">
                <text:p>5.2349</text:p>
              </table:table-cell>
              <table:table-cell office:value-type="float" office:value="4.8341">
                <text:p>4.83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4429">
                <text:p>21.4429</text:p>
              </table:table-cell>
              <table:table-cell office:value-type="float" office:value="10.3365">
                <text:p>10.3365</text:p>
              </table:table-cell>
              <table:table-cell office:value-type="float" office:value="8.6386">
                <text:p>8.6386</text:p>
              </table:table-cell>
              <table:table-cell office:value-type="float" office:value="14.1337">
                <text:p>14.1337</text:p>
              </table:table-cell>
              <table:table-cell office:value-type="float" office:value="8.2295">
                <text:p>8.2295</text:p>
              </table:table-cell>
              <table:table-cell office:value-type="float" office:value="7.4839">
                <text:p>7.4839</text:p>
              </table:table-cell>
              <table:table-cell office:value-type="float" office:value="13.7257">
                <text:p>13.7257</text:p>
              </table:table-cell>
              <table:table-cell office:value-type="float" office:value="7.9411">
                <text:p>7.9411</text:p>
              </table:table-cell>
              <table:table-cell office:value-type="float" office:value="7.4845">
                <text:p>7.48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.7786">
                <text:p>26.7786</text:p>
              </table:table-cell>
              <table:table-cell office:value-type="float" office:value="13.8797">
                <text:p>13.8797</text:p>
              </table:table-cell>
              <table:table-cell office:value-type="float" office:value="11.8524">
                <text:p>11.8524</text:p>
              </table:table-cell>
              <table:table-cell office:value-type="float" office:value="17.6919">
                <text:p>17.6919</text:p>
              </table:table-cell>
              <table:table-cell office:value-type="float" office:value="11.3829">
                <text:p>11.3829</text:p>
              </table:table-cell>
              <table:table-cell office:value-type="float" office:value="10.4446">
                <text:p>10.4446</text:p>
              </table:table-cell>
              <table:table-cell office:value-type="float" office:value="17.2751">
                <text:p>17.2751</text:p>
              </table:table-cell>
              <table:table-cell office:value-type="float" office:value="10.9631">
                <text:p>10.9631</text:p>
              </table:table-cell>
              <table:table-cell office:value-type="float" office:value="10.4518">
                <text:p>10.45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.1599">
                <text:p>32.1599</text:p>
              </table:table-cell>
              <table:table-cell office:value-type="float" office:value="17.2698">
                <text:p>17.2698</text:p>
              </table:table-cell>
              <table:table-cell office:value-type="float" office:value="15.2412">
                <text:p>15.2412</text:p>
              </table:table-cell>
              <table:table-cell office:value-type="float" office:value="21.5962">
                <text:p>21.5962</text:p>
              </table:table-cell>
              <table:table-cell office:value-type="float" office:value="14.329">
                <text:p>14.329</text:p>
              </table:table-cell>
              <table:table-cell office:value-type="float" office:value="13.4368">
                <text:p>13.4368</text:p>
              </table:table-cell>
              <table:table-cell office:value-type="float" office:value="20.82">
                <text:p>20.82</text:p>
              </table:table-cell>
              <table:table-cell office:value-type="float" office:value="13.906">
                <text:p>13.906</text:p>
              </table:table-cell>
              <table:table-cell office:value-type="float" office:value="13.4677">
                <text:p>13.46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2808">
                <text:p>37.2808</text:p>
              </table:table-cell>
              <table:table-cell office:value-type="float" office:value="20.7664">
                <text:p>20.7664</text:p>
              </table:table-cell>
              <table:table-cell office:value-type="float" office:value="18.3959">
                <text:p>18.3959</text:p>
              </table:table-cell>
              <table:table-cell office:value-type="float" office:value="25.4208">
                <text:p>25.4208</text:p>
              </table:table-cell>
              <table:table-cell office:value-type="float" office:value="17.5268">
                <text:p>17.5268</text:p>
              </table:table-cell>
              <table:table-cell office:value-type="float" office:value="16.3972">
                <text:p>16.3972</text:p>
              </table:table-cell>
              <table:table-cell office:value-type="float" office:value="24.4473">
                <text:p>24.4473</text:p>
              </table:table-cell>
              <table:table-cell office:value-type="float" office:value="16.878">
                <text:p>16.878</text:p>
              </table:table-cell>
              <table:table-cell office:value-type="float" office:value="16.4142">
                <text:p>16.41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.8428">
                <text:p>42.8428</text:p>
              </table:table-cell>
              <table:table-cell office:value-type="float" office:value="24.2683">
                <text:p>24.2683</text:p>
              </table:table-cell>
              <table:table-cell office:value-type="float" office:value="21.4867">
                <text:p>21.4867</text:p>
              </table:table-cell>
              <table:table-cell office:value-type="float" office:value="29.3433">
                <text:p>29.3433</text:p>
              </table:table-cell>
              <table:table-cell office:value-type="float" office:value="20.5741">
                <text:p>20.5741</text:p>
              </table:table-cell>
              <table:table-cell office:value-type="float" office:value="19.3055">
                <text:p>19.3055</text:p>
              </table:table-cell>
              <table:table-cell office:value-type="float" office:value="28.0645">
                <text:p>28.0645</text:p>
              </table:table-cell>
              <table:table-cell office:value-type="float" office:value="20.1007">
                <text:p>20.1007</text:p>
              </table:table-cell>
              <table:table-cell office:value-type="float" office:value="19.3938">
                <text:p>19.39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3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3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3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3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3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3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3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6cm" xlink:href="." chart:class="chart:line" chart:style-name="ch1">
        <chart:title svg:x="9.236cm" svg:y="0.262cm" chart:style-name="ch2">
          <text:p>tx_begin() average elapsed time</text:p>
        </chart:title>
        <chart:subtitle svg:x="9.54cm" svg:y="1.107cm" chart:style-name="ch3">
          <text:p>[no open/close for every transaction]</text:p>
        </chart:subtitle>
        <chart:legend chart:legend-position="end" svg:x="21.046cm" svg:y="4.718cm" chart:style-name="ch4"/>
        <chart:plot-area chart:style-name="ch5" chart:data-source-has-labels="both" svg:x="0.82cm" svg:y="1.713cm" svg:width="19.334cm" svg:height="11.248cm">
          <chart:axis chart:dimension="x" chart:name="primary-x" chart:style-name="ch6">
            <chart:title svg:x="9.143cm" svg:y="12.405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96cm" svg:y="8.422cm" chart:style-name="ch9">
              <text:p>Elapsed time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2.225">
                <text:p>2.225</text:p>
              </table:table-cell>
              <table:table-cell office:value-type="float" office:value="1.365">
                <text:p>1.365</text:p>
              </table:table-cell>
              <table:table-cell office:value-type="float" office:value="1.347">
                <text:p>1.347</text:p>
              </table:table-cell>
              <table:table-cell office:value-type="float" office:value="1.878">
                <text:p>1.878</text:p>
              </table:table-cell>
              <table:table-cell office:value-type="float" office:value="1.298">
                <text:p>1.298</text:p>
              </table:table-cell>
              <table:table-cell office:value-type="float" office:value="1.259">
                <text:p>1.259</text:p>
              </table:table-cell>
              <table:table-cell office:value-type="float" office:value="1.924">
                <text:p>1.924</text:p>
              </table:table-cell>
              <table:table-cell office:value-type="float" office:value="1.275">
                <text:p>1.275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761">
                <text:p>3.761</text:p>
              </table:table-cell>
              <table:table-cell office:value-type="float" office:value="1.667">
                <text:p>1.667</text:p>
              </table:table-cell>
              <table:table-cell office:value-type="float" office:value="1.531">
                <text:p>1.531</text:p>
              </table:table-cell>
              <table:table-cell office:value-type="float" office:value="2.714">
                <text:p>2.714</text:p>
              </table:table-cell>
              <table:table-cell office:value-type="float" office:value="1.525">
                <text:p>1.525</text:p>
              </table:table-cell>
              <table:table-cell office:value-type="float" office:value="1.379">
                <text:p>1.379</text:p>
              </table:table-cell>
              <table:table-cell office:value-type="float" office:value="2.575">
                <text:p>2.575</text:p>
              </table:table-cell>
              <table:table-cell office:value-type="float" office:value="1.449">
                <text:p>1.449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833">
                <text:p>6.833</text:p>
              </table:table-cell>
              <table:table-cell office:value-type="float" office:value="2.131">
                <text:p>2.131</text:p>
              </table:table-cell>
              <table:table-cell office:value-type="float" office:value="1.944">
                <text:p>1.944</text:p>
              </table:table-cell>
              <table:table-cell office:value-type="float" office:value="4.678">
                <text:p>4.678</text:p>
              </table:table-cell>
              <table:table-cell office:value-type="float" office:value="1.879">
                <text:p>1.879</text:p>
              </table:table-cell>
              <table:table-cell office:value-type="float" office:value="1.774">
                <text:p>1.774</text:p>
              </table:table-cell>
              <table:table-cell office:value-type="float" office:value="4.637">
                <text:p>4.637</text:p>
              </table:table-cell>
              <table:table-cell office:value-type="float" office:value="1.862">
                <text:p>1.862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509">
                <text:p>12.509</text:p>
              </table:table-cell>
              <table:table-cell office:value-type="float" office:value="3.406">
                <text:p>3.406</text:p>
              </table:table-cell>
              <table:table-cell office:value-type="float" office:value="2.499">
                <text:p>2.499</text:p>
              </table:table-cell>
              <table:table-cell office:value-type="float" office:value="8.203">
                <text:p>8.203</text:p>
              </table:table-cell>
              <table:table-cell office:value-type="float" office:value="2.772">
                <text:p>2.772</text:p>
              </table:table-cell>
              <table:table-cell office:value-type="float" office:value="2.273">
                <text:p>2.273</text:p>
              </table:table-cell>
              <table:table-cell office:value-type="float" office:value="7.528">
                <text:p>7.528</text:p>
              </table:table-cell>
              <table:table-cell office:value-type="float" office:value="2.665">
                <text:p>2.665</text:p>
              </table:table-cell>
              <table:table-cell office:value-type="float" office:value="2.312">
                <text:p>2.3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85">
                <text:p>17.485</text:p>
              </table:table-cell>
              <table:table-cell office:value-type="float" office:value="5.092">
                <text:p>5.092</text:p>
              </table:table-cell>
              <table:table-cell office:value-type="float" office:value="3.307">
                <text:p>3.307</text:p>
              </table:table-cell>
              <table:table-cell office:value-type="float" office:value="11.527">
                <text:p>11.527</text:p>
              </table:table-cell>
              <table:table-cell office:value-type="float" office:value="4.384">
                <text:p>4.384</text:p>
              </table:table-cell>
              <table:table-cell office:value-type="float" office:value="3.513">
                <text:p>3.513</text:p>
              </table:table-cell>
              <table:table-cell office:value-type="float" office:value="12.543">
                <text:p>12.543</text:p>
              </table:table-cell>
              <table:table-cell office:value-type="float" office:value="4.265">
                <text:p>4.26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.25">
                <text:p>23.25</text:p>
              </table:table-cell>
              <table:table-cell office:value-type="float" office:value="8.169">
                <text:p>8.169</text:p>
              </table:table-cell>
              <table:table-cell office:value-type="float" office:value="5.454">
                <text:p>5.454</text:p>
              </table:table-cell>
              <table:table-cell office:value-type="float" office:value="21.279">
                <text:p>21.279</text:p>
              </table:table-cell>
              <table:table-cell office:value-type="float" office:value="7.97">
                <text:p>7.97</text:p>
              </table:table-cell>
              <table:table-cell office:value-type="float" office:value="6.3">
                <text:p>6.3</text:p>
              </table:table-cell>
              <table:table-cell office:value-type="float" office:value="21.274">
                <text:p>21.274</text:p>
              </table:table-cell>
              <table:table-cell office:value-type="float" office:value="8.195">
                <text:p>8.195</text:p>
              </table:table-cell>
              <table:table-cell office:value-type="float" office:value="5.146">
                <text:p>5.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.954">
                <text:p>28.954</text:p>
              </table:table-cell>
              <table:table-cell office:value-type="float" office:value="15.886">
                <text:p>15.886</text:p>
              </table:table-cell>
              <table:table-cell office:value-type="float" office:value="10.059">
                <text:p>10.059</text:p>
              </table:table-cell>
              <table:table-cell office:value-type="float" office:value="28.222">
                <text:p>28.222</text:p>
              </table:table-cell>
              <table:table-cell office:value-type="float" office:value="16.073">
                <text:p>16.073</text:p>
              </table:table-cell>
              <table:table-cell office:value-type="float" office:value="8.893">
                <text:p>8.893</text:p>
              </table:table-cell>
              <table:table-cell office:value-type="float" office:value="28.452">
                <text:p>28.452</text:p>
              </table:table-cell>
              <table:table-cell office:value-type="float" office:value="14.211">
                <text:p>14.211</text:p>
              </table:table-cell>
              <table:table-cell office:value-type="float" office:value="10.845">
                <text:p>10.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604">
                <text:p>34.604</text:p>
              </table:table-cell>
              <table:table-cell office:value-type="float" office:value="24.63">
                <text:p>24.63</text:p>
              </table:table-cell>
              <table:table-cell office:value-type="float" office:value="17.089">
                <text:p>17.089</text:p>
              </table:table-cell>
              <table:table-cell office:value-type="float" office:value="28.851">
                <text:p>28.851</text:p>
              </table:table-cell>
              <table:table-cell office:value-type="float" office:value="16.399">
                <text:p>16.399</text:p>
              </table:table-cell>
              <table:table-cell office:value-type="float" office:value="17.395">
                <text:p>17.395</text:p>
              </table:table-cell>
              <table:table-cell office:value-type="float" office:value="33.353">
                <text:p>33.353</text:p>
              </table:table-cell>
              <table:table-cell office:value-type="float" office:value="23.145">
                <text:p>23.145</text:p>
              </table:table-cell>
              <table:table-cell office:value-type="float" office:value="15.764">
                <text:p>15.7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.447">
                <text:p>41.447</text:p>
              </table:table-cell>
              <table:table-cell office:value-type="float" office:value="33.267">
                <text:p>33.267</text:p>
              </table:table-cell>
              <table:table-cell office:value-type="float" office:value="24.941">
                <text:p>24.941</text:p>
              </table:table-cell>
              <table:table-cell office:value-type="float" office:value="37.965">
                <text:p>37.965</text:p>
              </table:table-cell>
              <table:table-cell office:value-type="float" office:value="22.722">
                <text:p>22.722</text:p>
              </table:table-cell>
              <table:table-cell office:value-type="float" office:value="25.827">
                <text:p>25.827</text:p>
              </table:table-cell>
              <table:table-cell office:value-type="float" office:value="38.128">
                <text:p>38.128</text:p>
              </table:table-cell>
              <table:table-cell office:value-type="float" office:value="33.468">
                <text:p>33.468</text:p>
              </table:table-cell>
              <table:table-cell office:value-type="float" office:value="23.35">
                <text:p>23.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.671">
                <text:p>48.671</text:p>
              </table:table-cell>
              <table:table-cell office:value-type="float" office:value="46.992">
                <text:p>46.992</text:p>
              </table:table-cell>
              <table:table-cell office:value-type="float" office:value="35.495">
                <text:p>35.495</text:p>
              </table:table-cell>
              <table:table-cell office:value-type="float" office:value="50.418">
                <text:p>50.418</text:p>
              </table:table-cell>
              <table:table-cell office:value-type="float" office:value="49.507">
                <text:p>49.507</text:p>
              </table:table-cell>
              <table:table-cell office:value-type="float" office:value="35.473">
                <text:p>35.473</text:p>
              </table:table-cell>
              <table:table-cell office:value-type="float" office:value="49.176">
                <text:p>49.176</text:p>
              </table:table-cell>
              <table:table-cell office:value-type="float" office:value="46.138">
                <text:p>46.138</text:p>
              </table:table-cell>
              <table:table-cell office:value-type="float" office:value="30.334">
                <text:p>30.3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3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3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3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3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3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3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3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6cm" xlink:href="." chart:class="chart:line" chart:style-name="ch1">
        <chart:title svg:x="9.037cm" svg:y="0.262cm" chart:style-name="ch2">
          <text:p>tx_commit() average elapsed time</text:p>
        </chart:title>
        <chart:subtitle svg:x="9.54cm" svg:y="1.107cm" chart:style-name="ch3">
          <text:p>[no open/close for every transaction]</text:p>
        </chart:subtitle>
        <chart:legend chart:legend-position="end" svg:x="21.046cm" svg:y="4.718cm" chart:style-name="ch4"/>
        <chart:plot-area chart:style-name="ch5" chart:data-source-has-labels="both" svg:x="0.82cm" svg:y="1.713cm" svg:width="19.334cm" svg:height="11.248cm">
          <chart:axis chart:dimension="x" chart:name="primary-x" chart:style-name="ch6">
            <chart:title svg:x="9.144cm" svg:y="12.405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96cm" svg:y="8.421cm" chart:style-name="ch9">
              <text:p>Elapsed time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4.014">
                <text:p>4.014</text:p>
              </table:table-cell>
              <table:table-cell office:value-type="float" office:value="2.338">
                <text:p>2.338</text:p>
              </table:table-cell>
              <table:table-cell office:value-type="float" office:value="2.182">
                <text:p>2.182</text:p>
              </table:table-cell>
              <table:table-cell office:value-type="float" office:value="3.259">
                <text:p>3.259</text:p>
              </table:table-cell>
              <table:table-cell office:value-type="float" office:value="2.305">
                <text:p>2.305</text:p>
              </table:table-cell>
              <table:table-cell office:value-type="float" office:value="2.238">
                <text:p>2.238</text:p>
              </table:table-cell>
              <table:table-cell office:value-type="float" office:value="3.479">
                <text:p>3.479</text:p>
              </table:table-cell>
              <table:table-cell office:value-type="float" office:value="2.449">
                <text:p>2.449</text:p>
              </table:table-cell>
              <table:table-cell office:value-type="float" office:value="2.313">
                <text:p>2.3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45">
                <text:p>7.145</text:p>
              </table:table-cell>
              <table:table-cell office:value-type="float" office:value="2.558">
                <text:p>2.558</text:p>
              </table:table-cell>
              <table:table-cell office:value-type="float" office:value="2.433">
                <text:p>2.433</text:p>
              </table:table-cell>
              <table:table-cell office:value-type="float" office:value="5.016">
                <text:p>5.016</text:p>
              </table:table-cell>
              <table:table-cell office:value-type="float" office:value="2.478">
                <text:p>2.478</text:p>
              </table:table-cell>
              <table:table-cell office:value-type="float" office:value="2.261">
                <text:p>2.261</text:p>
              </table:table-cell>
              <table:table-cell office:value-type="float" office:value="4.827">
                <text:p>4.827</text:p>
              </table:table-cell>
              <table:table-cell office:value-type="float" office:value="2.519">
                <text:p>2.519</text:p>
              </table:table-cell>
              <table:table-cell office:value-type="float" office:value="2.384">
                <text:p>2.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133">
                <text:p>13.133</text:p>
              </table:table-cell>
              <table:table-cell office:value-type="float" office:value="3.199">
                <text:p>3.199</text:p>
              </table:table-cell>
              <table:table-cell office:value-type="float" office:value="2.924">
                <text:p>2.924</text:p>
              </table:table-cell>
              <table:table-cell office:value-type="float" office:value="8.613">
                <text:p>8.613</text:p>
              </table:table-cell>
              <table:table-cell office:value-type="float" office:value="3.013">
                <text:p>3.013</text:p>
              </table:table-cell>
              <table:table-cell office:value-type="float" office:value="2.764">
                <text:p>2.764</text:p>
              </table:table-cell>
              <table:table-cell office:value-type="float" office:value="8.659">
                <text:p>8.659</text:p>
              </table:table-cell>
              <table:table-cell office:value-type="float" office:value="3.058">
                <text:p>3.058</text:p>
              </table:table-cell>
              <table:table-cell office:value-type="float" office:value="2.655">
                <text:p>2.6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243">
                <text:p>21.243</text:p>
              </table:table-cell>
              <table:table-cell office:value-type="float" office:value="4.672">
                <text:p>4.672</text:p>
              </table:table-cell>
              <table:table-cell office:value-type="float" office:value="3.872">
                <text:p>3.872</text:p>
              </table:table-cell>
              <table:table-cell office:value-type="float" office:value="14.692">
                <text:p>14.692</text:p>
              </table:table-cell>
              <table:table-cell office:value-type="float" office:value="4.296">
                <text:p>4.296</text:p>
              </table:table-cell>
              <table:table-cell office:value-type="float" office:value="3.645">
                <text:p>3.645</text:p>
              </table:table-cell>
              <table:table-cell office:value-type="float" office:value="14.646">
                <text:p>14.646</text:p>
              </table:table-cell>
              <table:table-cell office:value-type="float" office:value="4.179">
                <text:p>4.179</text:p>
              </table:table-cell>
              <table:table-cell office:value-type="float" office:value="3.843">
                <text:p>3.8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.769">
                <text:p>27.769</text:p>
              </table:table-cell>
              <table:table-cell office:value-type="float" office:value="7.505">
                <text:p>7.505</text:p>
              </table:table-cell>
              <table:table-cell office:value-type="float" office:value="5.384">
                <text:p>5.384</text:p>
              </table:table-cell>
              <table:table-cell office:value-type="float" office:value="20.524">
                <text:p>20.524</text:p>
              </table:table-cell>
              <table:table-cell office:value-type="float" office:value="6.085">
                <text:p>6.085</text:p>
              </table:table-cell>
              <table:table-cell office:value-type="float" office:value="5.269">
                <text:p>5.269</text:p>
              </table:table-cell>
              <table:table-cell office:value-type="float" office:value="21.267">
                <text:p>21.267</text:p>
              </table:table-cell>
              <table:table-cell office:value-type="float" office:value="6.932">
                <text:p>6.932</text:p>
              </table:table-cell>
              <table:table-cell office:value-type="float" office:value="5.583">
                <text:p>5.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12">
                <text:p>35.12</text:p>
              </table:table-cell>
              <table:table-cell office:value-type="float" office:value="13.842">
                <text:p>13.842</text:p>
              </table:table-cell>
              <table:table-cell office:value-type="float" office:value="9.259">
                <text:p>9.259</text:p>
              </table:table-cell>
              <table:table-cell office:value-type="float" office:value="32.757">
                <text:p>32.757</text:p>
              </table:table-cell>
              <table:table-cell office:value-type="float" office:value="13.56">
                <text:p>13.56</text:p>
              </table:table-cell>
              <table:table-cell office:value-type="float" office:value="8.407">
                <text:p>8.407</text:p>
              </table:table-cell>
              <table:table-cell office:value-type="float" office:value="31.783">
                <text:p>31.783</text:p>
              </table:table-cell>
              <table:table-cell office:value-type="float" office:value="13.395">
                <text:p>13.395</text:p>
              </table:table-cell>
              <table:table-cell office:value-type="float" office:value="8.964">
                <text:p>8.9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.536">
                <text:p>42.536</text:p>
              </table:table-cell>
              <table:table-cell office:value-type="float" office:value="25.907">
                <text:p>25.907</text:p>
              </table:table-cell>
              <table:table-cell office:value-type="float" office:value="17.045">
                <text:p>17.045</text:p>
              </table:table-cell>
              <table:table-cell office:value-type="float" office:value="41.716">
                <text:p>41.716</text:p>
              </table:table-cell>
              <table:table-cell office:value-type="float" office:value="25.47">
                <text:p>25.47</text:p>
              </table:table-cell>
              <table:table-cell office:value-type="float" office:value="12.026">
                <text:p>12.026</text:p>
              </table:table-cell>
              <table:table-cell office:value-type="float" office:value="41.651">
                <text:p>41.651</text:p>
              </table:table-cell>
              <table:table-cell office:value-type="float" office:value="21.517">
                <text:p>21.517</text:p>
              </table:table-cell>
              <table:table-cell office:value-type="float" office:value="18.131">
                <text:p>18.1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.185">
                <text:p>50.185</text:p>
              </table:table-cell>
              <table:table-cell office:value-type="float" office:value="36.884">
                <text:p>36.884</text:p>
              </table:table-cell>
              <table:table-cell office:value-type="float" office:value="27.668">
                <text:p>27.668</text:p>
              </table:table-cell>
              <table:table-cell office:value-type="float" office:value="42.03">
                <text:p>42.03</text:p>
              </table:table-cell>
              <table:table-cell office:value-type="float" office:value="22.665">
                <text:p>22.665</text:p>
              </table:table-cell>
              <table:table-cell office:value-type="float" office:value="28.001">
                <text:p>28.001</text:p>
              </table:table-cell>
              <table:table-cell office:value-type="float" office:value="49.413">
                <text:p>49.413</text:p>
              </table:table-cell>
              <table:table-cell office:value-type="float" office:value="34.783">
                <text:p>34.783</text:p>
              </table:table-cell>
              <table:table-cell office:value-type="float" office:value="22.585">
                <text:p>22.5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.975">
                <text:p>58.975</text:p>
              </table:table-cell>
              <table:table-cell office:value-type="float" office:value="48.456">
                <text:p>48.456</text:p>
              </table:table-cell>
              <table:table-cell office:value-type="float" office:value="38.498">
                <text:p>38.498</text:p>
              </table:table-cell>
              <table:table-cell office:value-type="float" office:value="53.49">
                <text:p>53.49</text:p>
              </table:table-cell>
              <table:table-cell office:value-type="float" office:value="30.393">
                <text:p>30.393</text:p>
              </table:table-cell>
              <table:table-cell office:value-type="float" office:value="39.442">
                <text:p>39.442</text:p>
              </table:table-cell>
              <table:table-cell office:value-type="float" office:value="51.604">
                <text:p>51.604</text:p>
              </table:table-cell>
              <table:table-cell office:value-type="float" office:value="48.541">
                <text:p>48.541</text:p>
              </table:table-cell>
              <table:table-cell office:value-type="float" office:value="34.376">
                <text:p>34.3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.552">
                <text:p>68.552</text:p>
              </table:table-cell>
              <table:table-cell office:value-type="float" office:value="66.511">
                <text:p>66.511</text:p>
              </table:table-cell>
              <table:table-cell office:value-type="float" office:value="51.708">
                <text:p>51.708</text:p>
              </table:table-cell>
              <table:table-cell office:value-type="float" office:value="70.721">
                <text:p>70.721</text:p>
              </table:table-cell>
              <table:table-cell office:value-type="float" office:value="69.47">
                <text:p>69.47</text:p>
              </table:table-cell>
              <table:table-cell office:value-type="float" office:value="51.658">
                <text:p>51.658</text:p>
              </table:table-cell>
              <table:table-cell office:value-type="float" office:value="69.163">
                <text:p>69.163</text:p>
              </table:table-cell>
              <table:table-cell office:value-type="float" office:value="65.16">
                <text:p>65.16</text:p>
              </table:table-cell>
              <table:table-cell office:value-type="float" office:value="44.03">
                <text:p>44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3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3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3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3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3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3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3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6cm" xlink:href="." chart:class="chart:line" chart:style-name="ch1">
        <chart:title svg:x="9.249cm" svg:y="0.262cm" chart:style-name="ch2">
          <text:p>tx_close() average elapsed time</text:p>
        </chart:title>
        <chart:subtitle svg:x="9.54cm" svg:y="1.107cm" chart:style-name="ch3">
          <text:p>[no open/close for every transaction]</text:p>
        </chart:subtitle>
        <chart:legend chart:legend-position="end" svg:x="21.046cm" svg:y="4.718cm" chart:style-name="ch4"/>
        <chart:plot-area chart:style-name="ch5" chart:data-source-has-labels="both" svg:x="0.82cm" svg:y="1.713cm" svg:width="19.334cm" svg:height="11.248cm">
          <chart:axis chart:dimension="x" chart:name="primary-x" chart:style-name="ch6">
            <chart:title svg:x="9.146cm" svg:y="12.405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96cm" svg:y="8.419cm" chart:style-name="ch9">
              <text:p>Elapsed time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572">
                <text:p>0.572</text:p>
              </table:table-cell>
              <table:table-cell office:value-type="float" office:value="0.731">
                <text:p>0.731</text:p>
              </table:table-cell>
              <table:table-cell office:value-type="float" office:value="0.564">
                <text:p>0.564</text:p>
              </table:table-cell>
              <table:table-cell office:value-type="float" office:value="0.773">
                <text:p>0.773</text:p>
              </table:table-cell>
              <table:table-cell office:value-type="float" office:value="1.047">
                <text:p>1.047</text:p>
              </table:table-cell>
              <table:table-cell office:value-type="float" office:value="0.517">
                <text:p>0.517</text:p>
              </table:table-cell>
              <table:table-cell office:value-type="float" office:value="0.749">
                <text:p>0.749</text:p>
              </table:table-cell>
              <table:table-cell office:value-type="float" office:value="0.693">
                <text:p>0.693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27">
                <text:p>1.827</text:p>
              </table:table-cell>
              <table:table-cell office:value-type="float" office:value="0.644">
                <text:p>0.644</text:p>
              </table:table-cell>
              <table:table-cell office:value-type="float" office:value="0.903">
                <text:p>0.903</text:p>
              </table:table-cell>
              <table:table-cell office:value-type="float" office:value="1.005">
                <text:p>1.005</text:p>
              </table:table-cell>
              <table:table-cell office:value-type="float" office:value="0.656">
                <text:p>0.656</text:p>
              </table:table-cell>
              <table:table-cell office:value-type="float" office:value="0.58">
                <text:p>0.58</text:p>
              </table:table-cell>
              <table:table-cell office:value-type="float" office:value="0.641">
                <text:p>0.641</text:p>
              </table:table-cell>
              <table:table-cell office:value-type="float" office:value="0.658">
                <text:p>0.658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56">
                <text:p>3.156</text:p>
              </table:table-cell>
              <table:table-cell office:value-type="float" office:value="0.793">
                <text:p>0.793</text:p>
              </table:table-cell>
              <table:table-cell office:value-type="float" office:value="0.966">
                <text:p>0.966</text:p>
              </table:table-cell>
              <table:table-cell office:value-type="float" office:value="1.153">
                <text:p>1.153</text:p>
              </table:table-cell>
              <table:table-cell office:value-type="float" office:value="0.815">
                <text:p>0.815</text:p>
              </table:table-cell>
              <table:table-cell office:value-type="float" office:value="0.69">
                <text:p>0.69</text:p>
              </table:table-cell>
              <table:table-cell office:value-type="float" office:value="1.031">
                <text:p>1.031</text:p>
              </table:table-cell>
              <table:table-cell office:value-type="float" office:value="0.65">
                <text:p>0.65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187">
                <text:p>6.187</text:p>
              </table:table-cell>
              <table:table-cell office:value-type="float" office:value="1.08">
                <text:p>1.08</text:p>
              </table:table-cell>
              <table:table-cell office:value-type="float" office:value="1.03">
                <text:p>1.03</text:p>
              </table:table-cell>
              <table:table-cell office:value-type="float" office:value="1.9">
                <text:p>1.9</text:p>
              </table:table-cell>
              <table:table-cell office:value-type="float" office:value="0.797">
                <text:p>0.797</text:p>
              </table:table-cell>
              <table:table-cell office:value-type="float" office:value="0.788">
                <text:p>0.788</text:p>
              </table:table-cell>
              <table:table-cell office:value-type="float" office:value="1.81">
                <text:p>1.81</text:p>
              </table:table-cell>
              <table:table-cell office:value-type="float" office:value="0.763">
                <text:p>0.763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093">
                <text:p>10.093</text:p>
              </table:table-cell>
              <table:table-cell office:value-type="float" office:value="1.433">
                <text:p>1.433</text:p>
              </table:table-cell>
              <table:table-cell office:value-type="float" office:value="1.305">
                <text:p>1.305</text:p>
              </table:table-cell>
              <table:table-cell office:value-type="float" office:value="2.876">
                <text:p>2.876</text:p>
              </table:table-cell>
              <table:table-cell office:value-type="float" office:value="1.246">
                <text:p>1.246</text:p>
              </table:table-cell>
              <table:table-cell office:value-type="float" office:value="0.847">
                <text:p>0.847</text:p>
              </table:table-cell>
              <table:table-cell office:value-type="float" office:value="4.858">
                <text:p>4.858</text:p>
              </table:table-cell>
              <table:table-cell office:value-type="float" office:value="0.872">
                <text:p>0.872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375">
                <text:p>12.375</text:p>
              </table:table-cell>
              <table:table-cell office:value-type="float" office:value="2.734">
                <text:p>2.734</text:p>
              </table:table-cell>
              <table:table-cell office:value-type="float" office:value="1.636">
                <text:p>1.636</text:p>
              </table:table-cell>
              <table:table-cell office:value-type="float" office:value="12.504">
                <text:p>12.504</text:p>
              </table:table-cell>
              <table:table-cell office:value-type="float" office:value="1.957">
                <text:p>1.957</text:p>
              </table:table-cell>
              <table:table-cell office:value-type="float" office:value="1.225">
                <text:p>1.225</text:p>
              </table:table-cell>
              <table:table-cell office:value-type="float" office:value="5.359">
                <text:p>5.359</text:p>
              </table:table-cell>
              <table:table-cell office:value-type="float" office:value="1.128">
                <text:p>1.128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485">
                <text:p>15.485</text:p>
              </table:table-cell>
              <table:table-cell office:value-type="float" office:value="5.068">
                <text:p>5.068</text:p>
              </table:table-cell>
              <table:table-cell office:value-type="float" office:value="3.32">
                <text:p>3.32</text:p>
              </table:table-cell>
              <table:table-cell office:value-type="float" office:value="15.422">
                <text:p>15.422</text:p>
              </table:table-cell>
              <table:table-cell office:value-type="float" office:value="3.808">
                <text:p>3.808</text:p>
              </table:table-cell>
              <table:table-cell office:value-type="float" office:value="1.513">
                <text:p>1.513</text:p>
              </table:table-cell>
              <table:table-cell office:value-type="float" office:value="9.138">
                <text:p>9.138</text:p>
              </table:table-cell>
              <table:table-cell office:value-type="float" office:value="2.43">
                <text:p>2.43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538">
                <text:p>18.538</text:p>
              </table:table-cell>
              <table:table-cell office:value-type="float" office:value="8.329">
                <text:p>8.329</text:p>
              </table:table-cell>
              <table:table-cell office:value-type="float" office:value="5.215">
                <text:p>5.215</text:p>
              </table:table-cell>
              <table:table-cell office:value-type="float" office:value="10.64">
                <text:p>10.64</text:p>
              </table:table-cell>
              <table:table-cell office:value-type="float" office:value="1.962">
                <text:p>1.962</text:p>
              </table:table-cell>
              <table:table-cell office:value-type="float" office:value="3.903">
                <text:p>3.903</text:p>
              </table:table-cell>
              <table:table-cell office:value-type="float" office:value="10.279">
                <text:p>10.279</text:p>
              </table:table-cell>
              <table:table-cell office:value-type="float" office:value="5.674">
                <text:p>5.674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015">
                <text:p>21.015</text:p>
              </table:table-cell>
              <table:table-cell office:value-type="float" office:value="11.516">
                <text:p>11.516</text:p>
              </table:table-cell>
              <table:table-cell office:value-type="float" office:value="7.605">
                <text:p>7.605</text:p>
              </table:table-cell>
              <table:table-cell office:value-type="float" office:value="10.659">
                <text:p>10.659</text:p>
              </table:table-cell>
              <table:table-cell office:value-type="float" office:value="2.035">
                <text:p>2.035</text:p>
              </table:table-cell>
              <table:table-cell office:value-type="float" office:value="7.376">
                <text:p>7.376</text:p>
              </table:table-cell>
              <table:table-cell office:value-type="float" office:value="7.62">
                <text:p>7.62</text:p>
              </table:table-cell>
              <table:table-cell office:value-type="float" office:value="10.855">
                <text:p>10.855</text:p>
              </table:table-cell>
              <table:table-cell office:value-type="float" office:value="2.668">
                <text:p>2.6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42">
                <text:p>24.42</text:p>
              </table:table-cell>
              <table:table-cell office:value-type="float" office:value="14.97">
                <text:p>14.97</text:p>
              </table:table-cell>
              <table:table-cell office:value-type="float" office:value="11.801">
                <text:p>11.801</text:p>
              </table:table-cell>
              <table:table-cell office:value-type="float" office:value="25.385">
                <text:p>25.385</text:p>
              </table:table-cell>
              <table:table-cell office:value-type="float" office:value="15.243">
                <text:p>15.243</text:p>
              </table:table-cell>
              <table:table-cell office:value-type="float" office:value="10.702">
                <text:p>10.702</text:p>
              </table:table-cell>
              <table:table-cell office:value-type="float" office:value="23.121">
                <text:p>23.121</text:p>
              </table:table-cell>
              <table:table-cell office:value-type="float" office:value="13.782">
                <text:p>13.782</text:p>
              </table:table-cell>
              <table:table-cell office:value-type="float" office:value="4.681">
                <text:p>4.6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3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3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3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3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3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3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3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6cm" xlink:href="." chart:class="chart:line" chart:style-name="ch1">
        <chart:title svg:x="9.619cm" svg:y="0.262cm" chart:style-name="ch2">
          <text:p>overall average elapsed time</text:p>
        </chart:title>
        <chart:subtitle svg:x="9.54cm" svg:y="1.107cm" chart:style-name="ch3">
          <text:p>[no open/close for every transaction]</text:p>
        </chart:subtitle>
        <chart:legend chart:legend-position="end" svg:x="21.046cm" svg:y="4.718cm" chart:style-name="ch4"/>
        <chart:plot-area chart:style-name="ch5" chart:data-source-has-labels="both" svg:x="0.82cm" svg:y="1.713cm" svg:width="19.334cm" svg:height="11.248cm">
          <chart:axis chart:dimension="x" chart:name="primary-x" chart:style-name="ch6">
            <chart:title svg:x="9.145cm" svg:y="12.405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96cm" svg:y="8.42cm" chart:style-name="ch9">
              <text:p>Elapsed time [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633009">
                <text:p>0.633009</text:p>
              </table:table-cell>
              <table:table-cell office:value-type="float" office:value="0.379066">
                <text:p>0.379066</text:p>
              </table:table-cell>
              <table:table-cell office:value-type="float" office:value="0.361169">
                <text:p>0.361169</text:p>
              </table:table-cell>
              <table:table-cell office:value-type="float" office:value="0.520849">
                <text:p>0.520849</text:p>
              </table:table-cell>
              <table:table-cell office:value-type="float" office:value="0.369608">
                <text:p>0.369608</text:p>
              </table:table-cell>
              <table:table-cell office:value-type="float" office:value="0.358262">
                <text:p>0.358262</text:p>
              </table:table-cell>
              <table:table-cell office:value-type="float" office:value="0.549709">
                <text:p>0.549709</text:p>
              </table:table-cell>
              <table:table-cell office:value-type="float" office:value="0.382256">
                <text:p>0.382256</text:p>
              </table:table-cell>
              <table:table-cell office:value-type="float" office:value="0.363667">
                <text:p>0.363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16029">
                <text:p>1.116029</text:p>
              </table:table-cell>
              <table:table-cell office:value-type="float" office:value="0.438947">
                <text:p>0.438947</text:p>
              </table:table-cell>
              <table:table-cell office:value-type="float" office:value="0.412146">
                <text:p>0.412146</text:p>
              </table:table-cell>
              <table:table-cell office:value-type="float" office:value="0.790266">
                <text:p>0.790266</text:p>
              </table:table-cell>
              <table:table-cell office:value-type="float" office:value="0.416508">
                <text:p>0.416508</text:p>
              </table:table-cell>
              <table:table-cell office:value-type="float" office:value="0.380317">
                <text:p>0.380317</text:p>
              </table:table-cell>
              <table:table-cell office:value-type="float" office:value="0.757762">
                <text:p>0.757762</text:p>
              </table:table-cell>
              <table:table-cell office:value-type="float" office:value="0.413716">
                <text:p>0.413716</text:p>
              </table:table-cell>
              <table:table-cell office:value-type="float" office:value="0.3942">
                <text:p>0.39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35521">
                <text:p>2.035521</text:p>
              </table:table-cell>
              <table:table-cell office:value-type="float" office:value="0.558151">
                <text:p>0.558151</text:p>
              </table:table-cell>
              <table:table-cell office:value-type="float" office:value="0.511345">
                <text:p>0.511345</text:p>
              </table:table-cell>
              <table:table-cell office:value-type="float" office:value="1.358908">
                <text:p>1.358908</text:p>
              </table:table-cell>
              <table:table-cell office:value-type="float" office:value="0.513848">
                <text:p>0.513848</text:p>
              </table:table-cell>
              <table:table-cell office:value-type="float" office:value="0.475081">
                <text:p>0.475081</text:p>
              </table:table-cell>
              <table:table-cell office:value-type="float" office:value="1.358461">
                <text:p>1.358461</text:p>
              </table:table-cell>
              <table:table-cell office:value-type="float" office:value="0.516612">
                <text:p>0.516612</text:p>
              </table:table-cell>
              <table:table-cell office:value-type="float" office:value="0.448934">
                <text:p>0.4489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29984">
                <text:p>3.429984</text:p>
              </table:table-cell>
              <table:table-cell office:value-type="float" office:value="0.840774">
                <text:p>0.840774</text:p>
              </table:table-cell>
              <table:table-cell office:value-type="float" office:value="0.668304">
                <text:p>0.668304</text:p>
              </table:table-cell>
              <table:table-cell office:value-type="float" office:value="2.33333">
                <text:p>2.33333</text:p>
              </table:table-cell>
              <table:table-cell office:value-type="float" office:value="0.737833">
                <text:p>0.737833</text:p>
              </table:table-cell>
              <table:table-cell office:value-type="float" office:value="0.62259">
                <text:p>0.62259</text:p>
              </table:table-cell>
              <table:table-cell office:value-type="float" office:value="2.256845">
                <text:p>2.256845</text:p>
              </table:table-cell>
              <table:table-cell office:value-type="float" office:value="0.715722">
                <text:p>0.715722</text:p>
              </table:table-cell>
              <table:table-cell office:value-type="float" office:value="0.64562">
                <text:p>0.645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02733">
                <text:p>4.602733</text:p>
              </table:table-cell>
              <table:table-cell office:value-type="float" office:value="1.302581">
                <text:p>1.302581</text:p>
              </table:table-cell>
              <table:table-cell office:value-type="float" office:value="0.910877">
                <text:p>0.910877</text:p>
              </table:table-cell>
              <table:table-cell office:value-type="float" office:value="3.258276">
                <text:p>3.258276</text:p>
              </table:table-cell>
              <table:table-cell office:value-type="float" office:value="1.087154">
                <text:p>1.087154</text:p>
              </table:table-cell>
              <table:table-cell office:value-type="float" office:value="0.915593">
                <text:p>0.915593</text:p>
              </table:table-cell>
              <table:table-cell office:value-type="float" office:value="3.440302">
                <text:p>3.440302</text:p>
              </table:table-cell>
              <table:table-cell office:value-type="float" office:value="1.156928">
                <text:p>1.156928</text:p>
              </table:table-cell>
              <table:table-cell office:value-type="float" office:value="0.941414">
                <text:p>0.9414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40516">
                <text:p>5.940516</text:p>
              </table:table-cell>
              <table:table-cell office:value-type="float" office:value="2.258376">
                <text:p>2.258376</text:p>
              </table:table-cell>
              <table:table-cell office:value-type="float" office:value="1.522448">
                <text:p>1.522448</text:p>
              </table:table-cell>
              <table:table-cell office:value-type="float" office:value="5.498273">
                <text:p>5.498273</text:p>
              </table:table-cell>
              <table:table-cell office:value-type="float" office:value="2.205256">
                <text:p>2.205256</text:p>
              </table:table-cell>
              <table:table-cell office:value-type="float" office:value="1.523559">
                <text:p>1.523559</text:p>
              </table:table-cell>
              <table:table-cell office:value-type="float" office:value="5.392964">
                <text:p>5.392964</text:p>
              </table:table-cell>
              <table:table-cell office:value-type="float" office:value="2.207881">
                <text:p>2.207881</text:p>
              </table:table-cell>
              <table:table-cell office:value-type="float" office:value="1.458178">
                <text:p>1.4581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02151">
                <text:p>7.302151</text:p>
              </table:table-cell>
              <table:table-cell office:value-type="float" office:value="4.248296">
                <text:p>4.248296</text:p>
              </table:table-cell>
              <table:table-cell office:value-type="float" office:value="2.774438">
                <text:p>2.774438</text:p>
              </table:table-cell>
              <table:table-cell office:value-type="float" office:value="7.124465">
                <text:p>7.124465</text:p>
              </table:table-cell>
              <table:table-cell office:value-type="float" office:value="4.219212">
                <text:p>4.219212</text:p>
              </table:table-cell>
              <table:table-cell office:value-type="float" office:value="2.144193">
                <text:p>2.144193</text:p>
              </table:table-cell>
              <table:table-cell office:value-type="float" office:value="7.150496">
                <text:p>7.150496</text:p>
              </table:table-cell>
              <table:table-cell office:value-type="float" office:value="3.644305">
                <text:p>3.644305</text:p>
              </table:table-cell>
              <table:table-cell office:value-type="float" office:value="2.964708">
                <text:p>2.9647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663101">
                <text:p>8.663101</text:p>
              </table:table-cell>
              <table:table-cell office:value-type="float" office:value="6.24287">
                <text:p>6.24287</text:p>
              </table:table-cell>
              <table:table-cell office:value-type="float" office:value="4.553678">
                <text:p>4.553678</text:p>
              </table:table-cell>
              <table:table-cell office:value-type="float" office:value="7.305653">
                <text:p>7.305653</text:p>
              </table:table-cell>
              <table:table-cell office:value-type="float" office:value="3.973149">
                <text:p>3.973149</text:p>
              </table:table-cell>
              <table:table-cell office:value-type="float" office:value="4.61244">
                <text:p>4.61244</text:p>
              </table:table-cell>
              <table:table-cell office:value-type="float" office:value="8.431432">
                <text:p>8.431432</text:p>
              </table:table-cell>
              <table:table-cell office:value-type="float" office:value="5.878577">
                <text:p>5.878577</text:p>
              </table:table-cell>
              <table:table-cell office:value-type="float" office:value="3.903738">
                <text:p>3.903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279025">
                <text:p>10.279025</text:p>
              </table:table-cell>
              <table:table-cell office:value-type="float" office:value="8.299357">
                <text:p>8.299357</text:p>
              </table:table-cell>
              <table:table-cell office:value-type="float" office:value="6.444408">
                <text:p>6.444408</text:p>
              </table:table-cell>
              <table:table-cell office:value-type="float" office:value="9.338161">
                <text:p>9.338161</text:p>
              </table:table-cell>
              <table:table-cell office:value-type="float" office:value="5.397658">
                <text:p>5.397658</text:p>
              </table:table-cell>
              <table:table-cell office:value-type="float" office:value="6.63237">
                <text:p>6.63237</text:p>
              </table:table-cell>
              <table:table-cell office:value-type="float" office:value="9.090549">
                <text:p>9.090549</text:p>
              </table:table-cell>
              <table:table-cell office:value-type="float" office:value="8.315795">
                <text:p>8.315795</text:p>
              </table:table-cell>
              <table:table-cell office:value-type="float" office:value="5.893668">
                <text:p>5.8936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02246">
                <text:p>12.02246</text:p>
              </table:table-cell>
              <table:table-cell office:value-type="float" office:value="11.504706">
                <text:p>11.504706</text:p>
              </table:table-cell>
              <table:table-cell office:value-type="float" office:value="8.854795">
                <text:p>8.854795</text:p>
              </table:table-cell>
              <table:table-cell office:value-type="float" office:value="12.39671">
                <text:p>12.39671</text:p>
              </table:table-cell>
              <table:table-cell office:value-type="float" office:value="12.063057">
                <text:p>12.063057</text:p>
              </table:table-cell>
              <table:table-cell office:value-type="float" office:value="8.850265">
                <text:p>8.850265</text:p>
              </table:table-cell>
              <table:table-cell office:value-type="float" office:value="12.144957">
                <text:p>12.144957</text:p>
              </table:table-cell>
              <table:table-cell office:value-type="float" office:value="11.312934">
                <text:p>11.312934</text:p>
              </table:table-cell>
              <table:table-cell office:value-type="float" office:value="7.60695">
                <text:p>7.606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3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3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3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3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3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3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3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6cm" xlink:href="." chart:class="chart:line" chart:style-name="ch1">
        <chart:title svg:x="9.289cm" svg:y="0.262cm" chart:style-name="ch2">
          <text:p>tx_open() average elapsed time</text:p>
        </chart:title>
        <chart:subtitle svg:x="9.818cm" svg:y="1.107cm" chart:style-name="ch3">
          <text:p>[open/close for every transaction]</text:p>
        </chart:subtitle>
        <chart:legend chart:legend-position="end" svg:x="21.046cm" svg:y="4.718cm" chart:style-name="ch4"/>
        <chart:plot-area chart:style-name="ch5" chart:data-source-has-labels="both" svg:x="0.82cm" svg:y="1.713cm" svg:width="19.334cm" svg:height="11.248cm">
          <chart:axis chart:dimension="x" chart:name="primary-x" chart:style-name="ch6">
            <chart:title svg:x="9.142cm" svg:y="12.405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96cm" svg:y="8.423cm" chart:style-name="ch9">
              <text:p>Elapsed time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.99">
                <text:p>1.99</text:p>
              </table:table-cell>
              <table:table-cell office:value-type="float" office:value="1.601">
                <text:p>1.601</text:p>
              </table:table-cell>
              <table:table-cell office:value-type="float" office:value="1.541">
                <text:p>1.541</text:p>
              </table:table-cell>
              <table:table-cell office:value-type="float" office:value="1.516">
                <text:p>1.516</text:p>
              </table:table-cell>
              <table:table-cell office:value-type="float" office:value="1.453">
                <text:p>1.453</text:p>
              </table:table-cell>
              <table:table-cell office:value-type="float" office:value="1.46">
                <text:p>1.46</text:p>
              </table:table-cell>
              <table:table-cell office:value-type="float" office:value="1.529">
                <text:p>1.529</text:p>
              </table:table-cell>
              <table:table-cell office:value-type="float" office:value="1.536">
                <text:p>1.536</text:p>
              </table:table-cell>
              <table:table-cell office:value-type="float" office:value="1.499">
                <text:p>1.4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">
                <text:p>6.65</text:p>
              </table:table-cell>
              <table:table-cell office:value-type="float" office:value="2.391">
                <text:p>2.391</text:p>
              </table:table-cell>
              <table:table-cell office:value-type="float" office:value="2.108">
                <text:p>2.108</text:p>
              </table:table-cell>
              <table:table-cell office:value-type="float" office:value="3.021">
                <text:p>3.021</text:p>
              </table:table-cell>
              <table:table-cell office:value-type="float" office:value="2.042">
                <text:p>2.042</text:p>
              </table:table-cell>
              <table:table-cell office:value-type="float" office:value="1.969">
                <text:p>1.969</text:p>
              </table:table-cell>
              <table:table-cell office:value-type="float" office:value="2.579">
                <text:p>2.579</text:p>
              </table:table-cell>
              <table:table-cell office:value-type="float" office:value="2.083">
                <text:p>2.083</text:p>
              </table:table-cell>
              <table:table-cell office:value-type="float" office:value="1.953">
                <text:p>1.9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764">
                <text:p>17.764</text:p>
              </table:table-cell>
              <table:table-cell office:value-type="float" office:value="4.558">
                <text:p>4.558</text:p>
              </table:table-cell>
              <table:table-cell office:value-type="float" office:value="3.816">
                <text:p>3.816</text:p>
              </table:table-cell>
              <table:table-cell office:value-type="float" office:value="9.036">
                <text:p>9.036</text:p>
              </table:table-cell>
              <table:table-cell office:value-type="float" office:value="3.801">
                <text:p>3.801</text:p>
              </table:table-cell>
              <table:table-cell office:value-type="float" office:value="3.246">
                <text:p>3.246</text:p>
              </table:table-cell>
              <table:table-cell office:value-type="float" office:value="6.916">
                <text:p>6.916</text:p>
              </table:table-cell>
              <table:table-cell office:value-type="float" office:value="3.518">
                <text:p>3.518</text:p>
              </table:table-cell>
              <table:table-cell office:value-type="float" office:value="3.147">
                <text:p>3.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14">
                <text:p>57.14</text:p>
              </table:table-cell>
              <table:table-cell office:value-type="float" office:value="11.432">
                <text:p>11.432</text:p>
              </table:table-cell>
              <table:table-cell office:value-type="float" office:value="8.17">
                <text:p>8.17</text:p>
              </table:table-cell>
              <table:table-cell office:value-type="float" office:value="18.971">
                <text:p>18.971</text:p>
              </table:table-cell>
              <table:table-cell office:value-type="float" office:value="8.96">
                <text:p>8.96</text:p>
              </table:table-cell>
              <table:table-cell office:value-type="float" office:value="6.92">
                <text:p>6.92</text:p>
              </table:table-cell>
              <table:table-cell office:value-type="float" office:value="16.732">
                <text:p>16.732</text:p>
              </table:table-cell>
              <table:table-cell office:value-type="float" office:value="7.953">
                <text:p>7.953</text:p>
              </table:table-cell>
              <table:table-cell office:value-type="float" office:value="6.604">
                <text:p>6.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9.842">
                <text:p>109.842</text:p>
              </table:table-cell>
              <table:table-cell office:value-type="float" office:value="33.536">
                <text:p>33.536</text:p>
              </table:table-cell>
              <table:table-cell office:value-type="float" office:value="23.726">
                <text:p>23.726</text:p>
              </table:table-cell>
              <table:table-cell office:value-type="float" office:value="37.743">
                <text:p>37.743</text:p>
              </table:table-cell>
              <table:table-cell office:value-type="float" office:value="17.173">
                <text:p>17.173</text:p>
              </table:table-cell>
              <table:table-cell office:value-type="float" office:value="16.024">
                <text:p>16.024</text:p>
              </table:table-cell>
              <table:table-cell office:value-type="float" office:value="31.623">
                <text:p>31.623</text:p>
              </table:table-cell>
              <table:table-cell office:value-type="float" office:value="16.438">
                <text:p>16.438</text:p>
              </table:table-cell>
              <table:table-cell office:value-type="float" office:value="15.169">
                <text:p>15.1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3.134">
                <text:p>163.134</text:p>
              </table:table-cell>
              <table:table-cell office:value-type="float" office:value="66.545">
                <text:p>66.545</text:p>
              </table:table-cell>
              <table:table-cell office:value-type="float" office:value="53.246">
                <text:p>53.246</text:p>
              </table:table-cell>
              <table:table-cell office:value-type="float" office:value="68.853">
                <text:p>68.853</text:p>
              </table:table-cell>
              <table:table-cell office:value-type="float" office:value="33.209">
                <text:p>33.209</text:p>
              </table:table-cell>
              <table:table-cell office:value-type="float" office:value="29.697">
                <text:p>29.697</text:p>
              </table:table-cell>
              <table:table-cell office:value-type="float" office:value="51.353">
                <text:p>51.353</text:p>
              </table:table-cell>
              <table:table-cell office:value-type="float" office:value="27.259">
                <text:p>27.259</text:p>
              </table:table-cell>
              <table:table-cell office:value-type="float" office:value="26.121">
                <text:p>26.1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6.455">
                <text:p>216.455</text:p>
              </table:table-cell>
              <table:table-cell office:value-type="float" office:value="102.11">
                <text:p>102.11</text:p>
              </table:table-cell>
              <table:table-cell office:value-type="float" office:value="84.829">
                <text:p>84.829</text:p>
              </table:table-cell>
              <table:table-cell office:value-type="float" office:value="102.947">
                <text:p>102.947</text:p>
              </table:table-cell>
              <table:table-cell office:value-type="float" office:value="56.365">
                <text:p>56.365</text:p>
              </table:table-cell>
              <table:table-cell office:value-type="float" office:value="50.853">
                <text:p>50.853</text:p>
              </table:table-cell>
              <table:table-cell office:value-type="float" office:value="76.517">
                <text:p>76.517</text:p>
              </table:table-cell>
              <table:table-cell office:value-type="float" office:value="43.371">
                <text:p>43.371</text:p>
              </table:table-cell>
              <table:table-cell office:value-type="float" office:value="40.298">
                <text:p>40.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.229">
                <text:p>270.229</text:p>
              </table:table-cell>
              <table:table-cell office:value-type="float" office:value="136.218">
                <text:p>136.218</text:p>
              </table:table-cell>
              <table:table-cell office:value-type="float" office:value="118.394">
                <text:p>118.394</text:p>
              </table:table-cell>
              <table:table-cell office:value-type="float" office:value="141.534">
                <text:p>141.534</text:p>
              </table:table-cell>
              <table:table-cell office:value-type="float" office:value="81.756">
                <text:p>81.756</text:p>
              </table:table-cell>
              <table:table-cell office:value-type="float" office:value="75.784">
                <text:p>75.784</text:p>
              </table:table-cell>
              <table:table-cell office:value-type="float" office:value="104.95">
                <text:p>104.95</text:p>
              </table:table-cell>
              <table:table-cell office:value-type="float" office:value="63.032">
                <text:p>63.032</text:p>
              </table:table-cell>
              <table:table-cell office:value-type="float" office:value="60.049">
                <text:p>60.0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0.432">
                <text:p>320.432</text:p>
              </table:table-cell>
              <table:table-cell office:value-type="float" office:value="171.245">
                <text:p>171.245</text:p>
              </table:table-cell>
              <table:table-cell office:value-type="float" office:value="150.057">
                <text:p>150.057</text:p>
              </table:table-cell>
              <table:table-cell office:value-type="float" office:value="179.687">
                <text:p>179.687</text:p>
              </table:table-cell>
              <table:table-cell office:value-type="float" office:value="111.324">
                <text:p>111.324</text:p>
              </table:table-cell>
              <table:table-cell office:value-type="float" office:value="102.021">
                <text:p>102.021</text:p>
              </table:table-cell>
              <table:table-cell office:value-type="float" office:value="137.921">
                <text:p>137.921</text:p>
              </table:table-cell>
              <table:table-cell office:value-type="float" office:value="85.631">
                <text:p>85.631</text:p>
              </table:table-cell>
              <table:table-cell office:value-type="float" office:value="82.779">
                <text:p>82.7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5.79">
                <text:p>375.79</text:p>
              </table:table-cell>
              <table:table-cell office:value-type="float" office:value="206.475">
                <text:p>206.475</text:p>
              </table:table-cell>
              <table:table-cell office:value-type="float" office:value="180.934">
                <text:p>180.934</text:p>
              </table:table-cell>
              <table:table-cell office:value-type="float" office:value="218.318">
                <text:p>218.318</text:p>
              </table:table-cell>
              <table:table-cell office:value-type="float" office:value="140.997">
                <text:p>140.997</text:p>
              </table:table-cell>
              <table:table-cell office:value-type="float" office:value="131.602">
                <text:p>131.602</text:p>
              </table:table-cell>
              <table:table-cell office:value-type="float" office:value="171.643">
                <text:p>171.643</text:p>
              </table:table-cell>
              <table:table-cell office:value-type="float" office:value="112.68">
                <text:p>112.68</text:p>
              </table:table-cell>
              <table:table-cell office:value-type="float" office:value="107.249">
                <text:p>107.2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3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3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3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3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3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3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3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5cm" xlink:href="." chart:class="chart:line" chart:style-name="ch1">
        <chart:title svg:x="9.236cm" svg:y="0.262cm" chart:style-name="ch2">
          <text:p>tx_begin() average elapsed time</text:p>
        </chart:title>
        <chart:subtitle svg:x="9.818cm" svg:y="1.107cm" chart:style-name="ch3">
          <text:p>[open/close for every transaction]</text:p>
        </chart:subtitle>
        <chart:legend chart:legend-position="end" svg:x="21.046cm" svg:y="4.718cm" chart:style-name="ch4"/>
        <chart:plot-area chart:style-name="ch5" chart:data-source-has-labels="both" svg:x="0.82cm" svg:y="1.713cm" svg:width="19.334cm" svg:height="11.248cm">
          <chart:axis chart:dimension="x" chart:name="primary-x" chart:style-name="ch6">
            <chart:title svg:x="9.142cm" svg:y="12.405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96cm" svg:y="8.423cm" chart:style-name="ch9">
              <text:p>Elapsed time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2.413">
                <text:p>2.413</text:p>
              </table:table-cell>
              <table:table-cell office:value-type="float" office:value="1.332">
                <text:p>1.332</text:p>
              </table:table-cell>
              <table:table-cell office:value-type="float" office:value="1.275">
                <text:p>1.275</text:p>
              </table:table-cell>
              <table:table-cell office:value-type="float" office:value="2.086">
                <text:p>2.086</text:p>
              </table:table-cell>
              <table:table-cell office:value-type="float" office:value="1.277">
                <text:p>1.277</text:p>
              </table:table-cell>
              <table:table-cell office:value-type="float" office:value="1.205">
                <text:p>1.205</text:p>
              </table:table-cell>
              <table:table-cell office:value-type="float" office:value="1.981">
                <text:p>1.981</text:p>
              </table:table-cell>
              <table:table-cell office:value-type="float" office:value="1.278">
                <text:p>1.278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46">
                <text:p>5.946</text:p>
              </table:table-cell>
              <table:table-cell office:value-type="float" office:value="1.893">
                <text:p>1.893</text:p>
              </table:table-cell>
              <table:table-cell office:value-type="float" office:value="1.646">
                <text:p>1.646</text:p>
              </table:table-cell>
              <table:table-cell office:value-type="float" office:value="3.682">
                <text:p>3.682</text:p>
              </table:table-cell>
              <table:table-cell office:value-type="float" office:value="1.891">
                <text:p>1.891</text:p>
              </table:table-cell>
              <table:table-cell office:value-type="float" office:value="1.693">
                <text:p>1.693</text:p>
              </table:table-cell>
              <table:table-cell office:value-type="float" office:value="3.55">
                <text:p>3.55</text:p>
              </table:table-cell>
              <table:table-cell office:value-type="float" office:value="1.873">
                <text:p>1.873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139">
                <text:p>12.139</text:p>
              </table:table-cell>
              <table:table-cell office:value-type="float" office:value="3.207">
                <text:p>3.207</text:p>
              </table:table-cell>
              <table:table-cell office:value-type="float" office:value="2.642">
                <text:p>2.642</text:p>
              </table:table-cell>
              <table:table-cell office:value-type="float" office:value="8.663">
                <text:p>8.663</text:p>
              </table:table-cell>
              <table:table-cell office:value-type="float" office:value="3.19">
                <text:p>3.19</text:p>
              </table:table-cell>
              <table:table-cell office:value-type="float" office:value="2.795">
                <text:p>2.795</text:p>
              </table:table-cell>
              <table:table-cell office:value-type="float" office:value="8.711">
                <text:p>8.711</text:p>
              </table:table-cell>
              <table:table-cell office:value-type="float" office:value="3.391">
                <text:p>3.391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694">
                <text:p>14.694</text:p>
              </table:table-cell>
              <table:table-cell office:value-type="float" office:value="6.575">
                <text:p>6.575</text:p>
              </table:table-cell>
              <table:table-cell office:value-type="float" office:value="5.06">
                <text:p>5.06</text:p>
              </table:table-cell>
              <table:table-cell office:value-type="float" office:value="14.322">
                <text:p>14.322</text:p>
              </table:table-cell>
              <table:table-cell office:value-type="float" office:value="5.407">
                <text:p>5.407</text:p>
              </table:table-cell>
              <table:table-cell office:value-type="float" office:value="5.058">
                <text:p>5.058</text:p>
              </table:table-cell>
              <table:table-cell office:value-type="float" office:value="16.728">
                <text:p>16.728</text:p>
              </table:table-cell>
              <table:table-cell office:value-type="float" office:value="6.596">
                <text:p>6.596</text:p>
              </table:table-cell>
              <table:table-cell office:value-type="float" office:value="6.015">
                <text:p>6.0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815">
                <text:p>14.815</text:p>
              </table:table-cell>
              <table:table-cell office:value-type="float" office:value="9.389">
                <text:p>9.389</text:p>
              </table:table-cell>
              <table:table-cell office:value-type="float" office:value="8.165">
                <text:p>8.165</text:p>
              </table:table-cell>
              <table:table-cell office:value-type="float" office:value="18.942">
                <text:p>18.942</text:p>
              </table:table-cell>
              <table:table-cell office:value-type="float" office:value="9.971">
                <text:p>9.971</text:p>
              </table:table-cell>
              <table:table-cell office:value-type="float" office:value="8.956">
                <text:p>8.956</text:p>
              </table:table-cell>
              <table:table-cell office:value-type="float" office:value="22.33">
                <text:p>22.33</text:p>
              </table:table-cell>
              <table:table-cell office:value-type="float" office:value="10.941">
                <text:p>10.941</text:p>
              </table:table-cell>
              <table:table-cell office:value-type="float" office:value="10.275">
                <text:p>10.2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837">
                <text:p>14.837</text:p>
              </table:table-cell>
              <table:table-cell office:value-type="float" office:value="9.856">
                <text:p>9.856</text:p>
              </table:table-cell>
              <table:table-cell office:value-type="float" office:value="8.837">
                <text:p>8.837</text:p>
              </table:table-cell>
              <table:table-cell office:value-type="float" office:value="21.135">
                <text:p>21.135</text:p>
              </table:table-cell>
              <table:table-cell office:value-type="float" office:value="13.684">
                <text:p>13.684</text:p>
              </table:table-cell>
              <table:table-cell office:value-type="float" office:value="12.791">
                <text:p>12.791</text:p>
              </table:table-cell>
              <table:table-cell office:value-type="float" office:value="26.271">
                <text:p>26.271</text:p>
              </table:table-cell>
              <table:table-cell office:value-type="float" office:value="15.411">
                <text:p>15.411</text:p>
              </table:table-cell>
              <table:table-cell office:value-type="float" office:value="14.813">
                <text:p>14.8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881">
                <text:p>14.881</text:p>
              </table:table-cell>
              <table:table-cell office:value-type="float" office:value="9.8">
                <text:p>9.8</text:p>
              </table:table-cell>
              <table:table-cell office:value-type="float" office:value="8.941">
                <text:p>8.941</text:p>
              </table:table-cell>
              <table:table-cell office:value-type="float" office:value="21.674">
                <text:p>21.674</text:p>
              </table:table-cell>
              <table:table-cell office:value-type="float" office:value="16.054">
                <text:p>16.054</text:p>
              </table:table-cell>
              <table:table-cell office:value-type="float" office:value="14.832">
                <text:p>14.832</text:p>
              </table:table-cell>
              <table:table-cell office:value-type="float" office:value="28.855">
                <text:p>28.855</text:p>
              </table:table-cell>
              <table:table-cell office:value-type="float" office:value="19.308">
                <text:p>19.308</text:p>
              </table:table-cell>
              <table:table-cell office:value-type="float" office:value="18.623">
                <text:p>18.6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.916">
                <text:p>14.916</text:p>
              </table:table-cell>
              <table:table-cell office:value-type="float" office:value="9.822">
                <text:p>9.822</text:p>
              </table:table-cell>
              <table:table-cell office:value-type="float" office:value="8.985">
                <text:p>8.985</text:p>
              </table:table-cell>
              <table:table-cell office:value-type="float" office:value="21.84">
                <text:p>21.84</text:p>
              </table:table-cell>
              <table:table-cell office:value-type="float" office:value="16.995">
                <text:p>16.995</text:p>
              </table:table-cell>
              <table:table-cell office:value-type="float" office:value="16.103">
                <text:p>16.103</text:p>
              </table:table-cell>
              <table:table-cell office:value-type="float" office:value="30.762">
                <text:p>30.762</text:p>
              </table:table-cell>
              <table:table-cell office:value-type="float" office:value="21.869">
                <text:p>21.869</text:p>
              </table:table-cell>
              <table:table-cell office:value-type="float" office:value="21.112">
                <text:p>21.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177">
                <text:p>15.177</text:p>
              </table:table-cell>
              <table:table-cell office:value-type="float" office:value="9.784">
                <text:p>9.784</text:p>
              </table:table-cell>
              <table:table-cell office:value-type="float" office:value="8.999">
                <text:p>8.999</text:p>
              </table:table-cell>
              <table:table-cell office:value-type="float" office:value="21.884">
                <text:p>21.884</text:p>
              </table:table-cell>
              <table:table-cell office:value-type="float" office:value="17.554">
                <text:p>17.554</text:p>
              </table:table-cell>
              <table:table-cell office:value-type="float" office:value="16.903">
                <text:p>16.903</text:p>
              </table:table-cell>
              <table:table-cell office:value-type="float" office:value="31.518">
                <text:p>31.518</text:p>
              </table:table-cell>
              <table:table-cell office:value-type="float" office:value="23.763">
                <text:p>23.763</text:p>
              </table:table-cell>
              <table:table-cell office:value-type="float" office:value="23.008">
                <text:p>23.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368">
                <text:p>15.368</text:p>
              </table:table-cell>
              <table:table-cell office:value-type="float" office:value="9.776">
                <text:p>9.776</text:p>
              </table:table-cell>
              <table:table-cell office:value-type="float" office:value="9.004">
                <text:p>9.004</text:p>
              </table:table-cell>
              <table:table-cell office:value-type="float" office:value="21.961">
                <text:p>21.961</text:p>
              </table:table-cell>
              <table:table-cell office:value-type="float" office:value="18.279">
                <text:p>18.279</text:p>
              </table:table-cell>
              <table:table-cell office:value-type="float" office:value="16.955">
                <text:p>16.955</text:p>
              </table:table-cell>
              <table:table-cell office:value-type="float" office:value="32.356">
                <text:p>32.356</text:p>
              </table:table-cell>
              <table:table-cell office:value-type="float" office:value="25.017">
                <text:p>25.017</text:p>
              </table:table-cell>
              <table:table-cell office:value-type="float" office:value="24.357">
                <text:p>24.3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3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3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3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3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3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3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3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4cm" xlink:href="." chart:class="chart:line" chart:style-name="ch1">
        <chart:title svg:x="9.037cm" svg:y="0.262cm" chart:style-name="ch2">
          <text:p>tx_commit() average elapsed time</text:p>
        </chart:title>
        <chart:subtitle svg:x="9.818cm" svg:y="1.107cm" chart:style-name="ch3">
          <text:p>[open/close for every transaction]</text:p>
        </chart:subtitle>
        <chart:legend chart:legend-position="end" svg:x="21.046cm" svg:y="4.717cm" chart:style-name="ch4"/>
        <chart:plot-area chart:style-name="ch5" chart:data-source-has-labels="both" svg:x="0.82cm" svg:y="1.712cm" svg:width="19.334cm" svg:height="11.247cm">
          <chart:axis chart:dimension="x" chart:name="primary-x" chart:style-name="ch6">
            <chart:title svg:x="9.143cm" svg:y="12.404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96cm" svg:y="8.421cm" chart:style-name="ch9">
              <text:p>Elapsed time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4.414">
                <text:p>4.414</text:p>
              </table:table-cell>
              <table:table-cell office:value-type="float" office:value="2.41">
                <text:p>2.41</text:p>
              </table:table-cell>
              <table:table-cell office:value-type="float" office:value="2.259">
                <text:p>2.259</text:p>
              </table:table-cell>
              <table:table-cell office:value-type="float" office:value="3.516">
                <text:p>3.516</text:p>
              </table:table-cell>
              <table:table-cell office:value-type="float" office:value="2.348">
                <text:p>2.348</text:p>
              </table:table-cell>
              <table:table-cell office:value-type="float" office:value="2.272">
                <text:p>2.272</text:p>
              </table:table-cell>
              <table:table-cell office:value-type="float" office:value="3.572">
                <text:p>3.572</text:p>
              </table:table-cell>
              <table:table-cell office:value-type="float" office:value="2.484">
                <text:p>2.484</text:p>
              </table:table-cell>
              <table:table-cell office:value-type="float" office:value="2.322">
                <text:p>2.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383">
                <text:p>9.383</text:p>
              </table:table-cell>
              <table:table-cell office:value-type="float" office:value="2.967">
                <text:p>2.967</text:p>
              </table:table-cell>
              <table:table-cell office:value-type="float" office:value="2.659">
                <text:p>2.659</text:p>
              </table:table-cell>
              <table:table-cell office:value-type="float" office:value="6.165">
                <text:p>6.165</text:p>
              </table:table-cell>
              <table:table-cell office:value-type="float" office:value="2.932">
                <text:p>2.932</text:p>
              </table:table-cell>
              <table:table-cell office:value-type="float" office:value="2.739">
                <text:p>2.739</text:p>
              </table:table-cell>
              <table:table-cell office:value-type="float" office:value="6.074">
                <text:p>6.074</text:p>
              </table:table-cell>
              <table:table-cell office:value-type="float" office:value="3.01">
                <text:p>3.01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473">
                <text:p>17.473</text:p>
              </table:table-cell>
              <table:table-cell office:value-type="float" office:value="5.117">
                <text:p>5.117</text:p>
              </table:table-cell>
              <table:table-cell office:value-type="float" office:value="4.427">
                <text:p>4.427</text:p>
              </table:table-cell>
              <table:table-cell office:value-type="float" office:value="13.177">
                <text:p>13.177</text:p>
              </table:table-cell>
              <table:table-cell office:value-type="float" office:value="4.781">
                <text:p>4.781</text:p>
              </table:table-cell>
              <table:table-cell office:value-type="float" office:value="4.277">
                <text:p>4.277</text:p>
              </table:table-cell>
              <table:table-cell office:value-type="float" office:value="12.353">
                <text:p>12.353</text:p>
              </table:table-cell>
              <table:table-cell office:value-type="float" office:value="4.852">
                <text:p>4.852</text:p>
              </table:table-cell>
              <table:table-cell office:value-type="float" office:value="4.262">
                <text:p>4.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029">
                <text:p>21.029</text:p>
              </table:table-cell>
              <table:table-cell office:value-type="float" office:value="10.504">
                <text:p>10.504</text:p>
              </table:table-cell>
              <table:table-cell office:value-type="float" office:value="8.397">
                <text:p>8.397</text:p>
              </table:table-cell>
              <table:table-cell office:value-type="float" office:value="20.313">
                <text:p>20.313</text:p>
              </table:table-cell>
              <table:table-cell office:value-type="float" office:value="9.05">
                <text:p>9.05</text:p>
              </table:table-cell>
              <table:table-cell office:value-type="float" office:value="7.802">
                <text:p>7.802</text:p>
              </table:table-cell>
              <table:table-cell office:value-type="float" office:value="21.707">
                <text:p>21.707</text:p>
              </table:table-cell>
              <table:table-cell office:value-type="float" office:value="8.935">
                <text:p>8.935</text:p>
              </table:table-cell>
              <table:table-cell office:value-type="float" office:value="7.977">
                <text:p>7.9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236">
                <text:p>21.236</text:p>
              </table:table-cell>
              <table:table-cell office:value-type="float" office:value="15.294">
                <text:p>15.294</text:p>
              </table:table-cell>
              <table:table-cell office:value-type="float" office:value="13.579">
                <text:p>13.579</text:p>
              </table:table-cell>
              <table:table-cell office:value-type="float" office:value="26.269">
                <text:p>26.269</text:p>
              </table:table-cell>
              <table:table-cell office:value-type="float" office:value="15.017">
                <text:p>15.017</text:p>
              </table:table-cell>
              <table:table-cell office:value-type="float" office:value="13.948">
                <text:p>13.948</text:p>
              </table:table-cell>
              <table:table-cell office:value-type="float" office:value="29.43">
                <text:p>29.43</text:p>
              </table:table-cell>
              <table:table-cell office:value-type="float" office:value="15.256">
                <text:p>15.256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203">
                <text:p>21.203</text:p>
              </table:table-cell>
              <table:table-cell office:value-type="float" office:value="16.144">
                <text:p>16.144</text:p>
              </table:table-cell>
              <table:table-cell office:value-type="float" office:value="14.763">
                <text:p>14.763</text:p>
              </table:table-cell>
              <table:table-cell office:value-type="float" office:value="29.657">
                <text:p>29.657</text:p>
              </table:table-cell>
              <table:table-cell office:value-type="float" office:value="21.049">
                <text:p>21.049</text:p>
              </table:table-cell>
              <table:table-cell office:value-type="float" office:value="19.938">
                <text:p>19.938</text:p>
              </table:table-cell>
              <table:table-cell office:value-type="float" office:value="34.902">
                <text:p>34.902</text:p>
              </table:table-cell>
              <table:table-cell office:value-type="float" office:value="21.926">
                <text:p>21.926</text:p>
              </table:table-cell>
              <table:table-cell office:value-type="float" office:value="20.655">
                <text:p>20.6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183">
                <text:p>21.183</text:p>
              </table:table-cell>
              <table:table-cell office:value-type="float" office:value="16.09">
                <text:p>16.09</text:p>
              </table:table-cell>
              <table:table-cell office:value-type="float" office:value="15.006">
                <text:p>15.006</text:p>
              </table:table-cell>
              <table:table-cell office:value-type="float" office:value="30.172">
                <text:p>30.172</text:p>
              </table:table-cell>
              <table:table-cell office:value-type="float" office:value="24.673">
                <text:p>24.673</text:p>
              </table:table-cell>
              <table:table-cell office:value-type="float" office:value="23.224">
                <text:p>23.224</text:p>
              </table:table-cell>
              <table:table-cell office:value-type="float" office:value="38.8">
                <text:p>38.8</text:p>
              </table:table-cell>
              <table:table-cell office:value-type="float" office:value="27.76">
                <text:p>27.76</text:p>
              </table:table-cell>
              <table:table-cell office:value-type="float" office:value="26.833">
                <text:p>26.8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189">
                <text:p>21.189</text:p>
              </table:table-cell>
              <table:table-cell office:value-type="float" office:value="15.962">
                <text:p>15.962</text:p>
              </table:table-cell>
              <table:table-cell office:value-type="float" office:value="15.169">
                <text:p>15.169</text:p>
              </table:table-cell>
              <table:table-cell office:value-type="float" office:value="30.301">
                <text:p>30.301</text:p>
              </table:table-cell>
              <table:table-cell office:value-type="float" office:value="26.353">
                <text:p>26.353</text:p>
              </table:table-cell>
              <table:table-cell office:value-type="float" office:value="25.254">
                <text:p>25.254</text:p>
              </table:table-cell>
              <table:table-cell office:value-type="float" office:value="41.382">
                <text:p>41.382</text:p>
              </table:table-cell>
              <table:table-cell office:value-type="float" office:value="31.868">
                <text:p>31.868</text:p>
              </table:table-cell>
              <table:table-cell office:value-type="float" office:value="31.491">
                <text:p>31.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658">
                <text:p>21.658</text:p>
              </table:table-cell>
              <table:table-cell office:value-type="float" office:value="15.939">
                <text:p>15.939</text:p>
              </table:table-cell>
              <table:table-cell office:value-type="float" office:value="15.106">
                <text:p>15.106</text:p>
              </table:table-cell>
              <table:table-cell office:value-type="float" office:value="30.358">
                <text:p>30.358</text:p>
              </table:table-cell>
              <table:table-cell office:value-type="float" office:value="27.502">
                <text:p>27.502</text:p>
              </table:table-cell>
              <table:table-cell office:value-type="float" office:value="26.531">
                <text:p>26.531</text:p>
              </table:table-cell>
              <table:table-cell office:value-type="float" office:value="42.868">
                <text:p>42.868</text:p>
              </table:table-cell>
              <table:table-cell office:value-type="float" office:value="35.065">
                <text:p>35.065</text:p>
              </table:table-cell>
              <table:table-cell office:value-type="float" office:value="34.148">
                <text:p>34.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598">
                <text:p>21.598</text:p>
              </table:table-cell>
              <table:table-cell office:value-type="float" office:value="15.872">
                <text:p>15.872</text:p>
              </table:table-cell>
              <table:table-cell office:value-type="float" office:value="15.131">
                <text:p>15.131</text:p>
              </table:table-cell>
              <table:table-cell office:value-type="float" office:value="30.685">
                <text:p>30.685</text:p>
              </table:table-cell>
              <table:table-cell office:value-type="float" office:value="27.417">
                <text:p>27.417</text:p>
              </table:table-cell>
              <table:table-cell office:value-type="float" office:value="26.24">
                <text:p>26.24</text:p>
              </table:table-cell>
              <table:table-cell office:value-type="float" office:value="43.503">
                <text:p>43.503</text:p>
              </table:table-cell>
              <table:table-cell office:value-type="float" office:value="37.311">
                <text:p>37.311</text:p>
              </table:table-cell>
              <table:table-cell office:value-type="float" office:value="36.527">
                <text:p>36.5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3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3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3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3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3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3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3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3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5cm" xlink:href="." chart:class="chart:line" chart:style-name="ch1">
        <chart:title svg:x="9.249cm" svg:y="0.262cm" chart:style-name="ch2">
          <text:p>tx_close() average elapsed time</text:p>
        </chart:title>
        <chart:subtitle svg:x="9.818cm" svg:y="1.107cm" chart:style-name="ch3">
          <text:p>[open/close for every transaction]</text:p>
        </chart:subtitle>
        <chart:legend chart:legend-position="end" svg:x="21.046cm" svg:y="4.718cm" chart:style-name="ch4"/>
        <chart:plot-area chart:style-name="ch5" chart:data-source-has-labels="both" svg:x="0.82cm" svg:y="1.713cm" svg:width="19.334cm" svg:height="11.248cm">
          <chart:axis chart:dimension="x" chart:name="primary-x" chart:style-name="ch6">
            <chart:title svg:x="9.144cm" svg:y="12.405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96cm" svg:y="8.421cm" chart:style-name="ch9">
              <text:p>Elapsed time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.162">
                <text:p>1.162</text:p>
              </table:table-cell>
              <table:table-cell office:value-type="float" office:value="0.789">
                <text:p>0.789</text:p>
              </table:table-cell>
              <table:table-cell office:value-type="float" office:value="0.734">
                <text:p>0.734</text:p>
              </table:table-cell>
              <table:table-cell office:value-type="float" office:value="0.789">
                <text:p>0.789</text:p>
              </table:table-cell>
              <table:table-cell office:value-type="float" office:value="0.696">
                <text:p>0.696</text:p>
              </table:table-cell>
              <table:table-cell office:value-type="float" office:value="0.679">
                <text:p>0.679</text:p>
              </table:table-cell>
              <table:table-cell office:value-type="float" office:value="0.777">
                <text:p>0.777</text:p>
              </table:table-cell>
              <table:table-cell office:value-type="float" office:value="0.69">
                <text:p>0.69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4">
                <text:p>4.94</text:p>
              </table:table-cell>
              <table:table-cell office:value-type="float" office:value="1.259">
                <text:p>1.259</text:p>
              </table:table-cell>
              <table:table-cell office:value-type="float" office:value="1.072">
                <text:p>1.072</text:p>
              </table:table-cell>
              <table:table-cell office:value-type="float" office:value="1.972">
                <text:p>1.972</text:p>
              </table:table-cell>
              <table:table-cell office:value-type="float" office:value="1.136">
                <text:p>1.136</text:p>
              </table:table-cell>
              <table:table-cell office:value-type="float" office:value="1.067">
                <text:p>1.067</text:p>
              </table:table-cell>
              <table:table-cell office:value-type="float" office:value="1.727">
                <text:p>1.727</text:p>
              </table:table-cell>
              <table:table-cell office:value-type="float" office:value="1.143">
                <text:p>1.143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027">
                <text:p>12.027</text:p>
              </table:table-cell>
              <table:table-cell office:value-type="float" office:value="2.606">
                <text:p>2.606</text:p>
              </table:table-cell>
              <table:table-cell office:value-type="float" office:value="2.148">
                <text:p>2.148</text:p>
              </table:table-cell>
              <table:table-cell office:value-type="float" office:value="6.856">
                <text:p>6.856</text:p>
              </table:table-cell>
              <table:table-cell office:value-type="float" office:value="2.348">
                <text:p>2.348</text:p>
              </table:table-cell>
              <table:table-cell office:value-type="float" office:value="1.976">
                <text:p>1.976</text:p>
              </table:table-cell>
              <table:table-cell office:value-type="float" office:value="5.104">
                <text:p>5.104</text:p>
              </table:table-cell>
              <table:table-cell office:value-type="float" office:value="2.395">
                <text:p>2.395</text:p>
              </table:table-cell>
              <table:table-cell office:value-type="float" office:value="2.008">
                <text:p>2.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125">
                <text:p>15.125</text:p>
              </table:table-cell>
              <table:table-cell office:value-type="float" office:value="6.764">
                <text:p>6.764</text:p>
              </table:table-cell>
              <table:table-cell office:value-type="float" office:value="4.816">
                <text:p>4.816</text:p>
              </table:table-cell>
              <table:table-cell office:value-type="float" office:value="13.133">
                <text:p>13.133</text:p>
              </table:table-cell>
              <table:table-cell office:value-type="float" office:value="4.793">
                <text:p>4.793</text:p>
              </table:table-cell>
              <table:table-cell office:value-type="float" office:value="3.826">
                <text:p>3.826</text:p>
              </table:table-cell>
              <table:table-cell office:value-type="float" office:value="12.644">
                <text:p>12.644</text:p>
              </table:table-cell>
              <table:table-cell office:value-type="float" office:value="5.166">
                <text:p>5.166</text:p>
              </table:table-cell>
              <table:table-cell office:value-type="float" office:value="4.547">
                <text:p>4.5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263">
                <text:p>15.263</text:p>
              </table:table-cell>
              <table:table-cell office:value-type="float" office:value="10.28">
                <text:p>10.28</text:p>
              </table:table-cell>
              <table:table-cell office:value-type="float" office:value="8.705">
                <text:p>8.705</text:p>
              </table:table-cell>
              <table:table-cell office:value-type="float" office:value="18.786">
                <text:p>18.786</text:p>
              </table:table-cell>
              <table:table-cell office:value-type="float" office:value="9.42">
                <text:p>9.42</text:p>
              </table:table-cell>
              <table:table-cell office:value-type="float" office:value="8.192">
                <text:p>8.192</text:p>
              </table:table-cell>
              <table:table-cell office:value-type="float" office:value="19.668">
                <text:p>19.668</text:p>
              </table:table-cell>
              <table:table-cell office:value-type="float" office:value="9.714">
                <text:p>9.714</text:p>
              </table:table-cell>
              <table:table-cell office:value-type="float" office:value="8.557">
                <text:p>8.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55">
                <text:p>15.255</text:p>
              </table:table-cell>
              <table:table-cell office:value-type="float" office:value="10.82">
                <text:p>10.82</text:p>
              </table:table-cell>
              <table:table-cell office:value-type="float" office:value="9.54">
                <text:p>9.54</text:p>
              </table:table-cell>
              <table:table-cell office:value-type="float" office:value="21.692">
                <text:p>21.692</text:p>
              </table:table-cell>
              <table:table-cell office:value-type="float" office:value="14.353">
                <text:p>14.353</text:p>
              </table:table-cell>
              <table:table-cell office:value-type="float" office:value="12.413">
                <text:p>12.413</text:p>
              </table:table-cell>
              <table:table-cell office:value-type="float" office:value="24.731">
                <text:p>24.731</text:p>
              </table:table-cell>
              <table:table-cell office:value-type="float" office:value="14.815">
                <text:p>14.815</text:p>
              </table:table-cell>
              <table:table-cell office:value-type="float" office:value="13.256">
                <text:p>13.2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267">
                <text:p>15.267</text:p>
              </table:table-cell>
              <table:table-cell office:value-type="float" office:value="10.797">
                <text:p>10.797</text:p>
              </table:table-cell>
              <table:table-cell office:value-type="float" office:value="9.748">
                <text:p>9.748</text:p>
              </table:table-cell>
              <table:table-cell office:value-type="float" office:value="22.126">
                <text:p>22.126</text:p>
              </table:table-cell>
              <table:table-cell office:value-type="float" office:value="16.737">
                <text:p>16.737</text:p>
              </table:table-cell>
              <table:table-cell office:value-type="float" office:value="15.537">
                <text:p>15.537</text:p>
              </table:table-cell>
              <table:table-cell office:value-type="float" office:value="28.579">
                <text:p>28.579</text:p>
              </table:table-cell>
              <table:table-cell office:value-type="float" office:value="19.192">
                <text:p>19.192</text:p>
              </table:table-cell>
              <table:table-cell office:value-type="float" office:value="18.764">
                <text:p>18.7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265">
                <text:p>15.265</text:p>
              </table:table-cell>
              <table:table-cell office:value-type="float" office:value="10.696">
                <text:p>10.696</text:p>
              </table:table-cell>
              <table:table-cell office:value-type="float" office:value="9.864">
                <text:p>9.864</text:p>
              </table:table-cell>
              <table:table-cell office:value-type="float" office:value="22.287">
                <text:p>22.287</text:p>
              </table:table-cell>
              <table:table-cell office:value-type="float" office:value="18.186">
                <text:p>18.186</text:p>
              </table:table-cell>
              <table:table-cell office:value-type="float" office:value="17.227">
                <text:p>17.227</text:p>
              </table:table-cell>
              <table:table-cell office:value-type="float" office:value="31.106">
                <text:p>31.106</text:p>
              </table:table-cell>
              <table:table-cell office:value-type="float" office:value="22.291">
                <text:p>22.291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541">
                <text:p>15.541</text:p>
              </table:table-cell>
              <table:table-cell office:value-type="float" office:value="10.696">
                <text:p>10.696</text:p>
              </table:table-cell>
              <table:table-cell office:value-type="float" office:value="9.797">
                <text:p>9.797</text:p>
              </table:table-cell>
              <table:table-cell office:value-type="float" office:value="22.279">
                <text:p>22.279</text:p>
              </table:table-cell>
              <table:table-cell office:value-type="float" office:value="18.888">
                <text:p>18.888</text:p>
              </table:table-cell>
              <table:table-cell office:value-type="float" office:value="18.517">
                <text:p>18.517</text:p>
              </table:table-cell>
              <table:table-cell office:value-type="float" office:value="32.166">
                <text:p>32.166</text:p>
              </table:table-cell>
              <table:table-cell office:value-type="float" office:value="24.321">
                <text:p>24.321</text:p>
              </table:table-cell>
              <table:table-cell office:value-type="float" office:value="24.207">
                <text:p>24.2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672">
                <text:p>15.672</text:p>
              </table:table-cell>
              <table:table-cell office:value-type="float" office:value="10.56">
                <text:p>10.56</text:p>
              </table:table-cell>
              <table:table-cell office:value-type="float" office:value="9.798">
                <text:p>9.798</text:p>
              </table:table-cell>
              <table:table-cell office:value-type="float" office:value="22.469">
                <text:p>22.469</text:p>
              </table:table-cell>
              <table:table-cell office:value-type="float" office:value="19.048">
                <text:p>19.048</text:p>
              </table:table-cell>
              <table:table-cell office:value-type="float" office:value="18.258">
                <text:p>18.258</text:p>
              </table:table-cell>
              <table:table-cell office:value-type="float" office:value="33.143">
                <text:p>33.143</text:p>
              </table:table-cell>
              <table:table-cell office:value-type="float" office:value="25.999">
                <text:p>25.999</text:p>
              </table:table-cell>
              <table:table-cell office:value-type="float" office:value="25.805">
                <text:p>25.8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